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121">
      <style:table-cell-properties fo:background-color="#dddddd"/>
    </style:style>
    <style:style style:name="ce3" style:family="table-cell" style:parent-style-name="Default" style:data-style-name="N10121">
      <style:table-cell-properties fo:background-color="#dddddd"/>
      <style:text-properties fo:color="#000099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10121">
      <style:text-properties fo:color="#000099"/>
    </style:style>
    <style:style style:name="ce6" style:family="table-cell" style:parent-style-name="Default" style:data-style-name="N10121"/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Results of Study of visual perception of object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average</text:p>
          </table:table-cell>
          <table:table-cell table:style-name="ce3" table:formula="of:=AVERAGE([.C9:.C17];[.C18:.C138])" office:value-type="float" office:value="0.262232277526395" calcext:value-type="float">
            <text:p>0.2622</text:p>
          </table:table-cell>
          <table:table-cell table:style-name="ce2" table:formula="of:=AVERAGE([.D9:.D17];[.D18:.D138])" office:value-type="float" office:value="10.4556289222286" calcext:value-type="float">
            <text:p>10.4556</text:p>
          </table:table-cell>
          <table:table-cell table:style-name="ce3" table:formula="of:=AVERAGE([.E9:.E17];[.E18:.E138])" office:value-type="float" office:value="8.16085773407671" calcext:value-type="float">
            <text:p>8.1609</text:p>
          </table:table-cell>
          <table:table-cell table:style-name="ce2" table:formula="of:=AVERAGE([.F9:.F17];[.F18:.F138])" office:value-type="float" office:value="0.777982400212032" calcext:value-type="float">
            <text:p>0.7780</text:p>
          </table:table-cell>
        </table:table-row>
        <table:table-row table:style-name="ro1">
          <table:table-cell/>
          <table:table-cell table:style-name="Default" office:value-type="string" calcext:value-type="string">
            <text:p>stdev</text:p>
          </table:table-cell>
          <table:table-cell table:style-name="ce3" table:formula="of:=STDEV([.C9:.C17];[.C18:.C138])" office:value-type="float" office:value="0.108454114692095" calcext:value-type="float">
            <text:p>0.1085</text:p>
          </table:table-cell>
          <table:table-cell table:style-name="ce2" table:formula="of:=STDEV([.D9:.D17];[.D18:.D138])" office:value-type="float" office:value="4.48248956274436" calcext:value-type="float">
            <text:p>4.4825</text:p>
          </table:table-cell>
          <table:table-cell table:style-name="ce3" table:formula="of:=STDEV([.E9:.E17];[.E18:.E138])" office:value-type="float" office:value="4.43265633661166" calcext:value-type="float">
            <text:p>4.4327</text:p>
          </table:table-cell>
          <table:table-cell table:style-name="ce2" table:formula="of:=STDEV([.F9:.F17];[.F18:.F138])" office:value-type="float" office:value="0.1631962428504" calcext:value-type="float">
            <text:p>0.1632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Entropy</text:p>
          </table:table-cell>
          <table:table-cell table:style-name="ce1" office:value-type="string" calcext:value-type="string">
            <text:p>Number of widget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dashboard</text:p>
          </table:table-cell>
          <table:table-cell table:number-columns-repeated="2" table:style-name="ce4" office:value-type="string" calcext:value-type="string">
            <text:p>avg</text:p>
          </table:table-cell>
          <table:table-cell table:style-name="ce4" office:value-type="string" calcext:value-type="string">
            <text:p>stdev</text:p>
          </table:table-cell>
          <table:table-cell table:style-name="ce4" office:value-type="string" calcext:value-type="string">
            <text:p>cv</text:p>
          </table:table-cell>
        </table:table-row>
        <table:table-row table:style-name="ro1">
          <table:table-cell/>
          <table:table-cell office:value-type="string" calcext:value-type="string">
            <text:p>a015</text:p>
          </table:table-cell>
          <table:table-cell office:value-type="float" office:value="0.227450980392157" calcext:value-type="float">
            <text:p>0.2275</text:p>
          </table:table-cell>
          <table:table-cell office:value-type="float" office:value="12.0487804878049" calcext:value-type="float">
            <text:p>12.0488</text:p>
          </table:table-cell>
          <table:table-cell office:value-type="float" office:value="10.0243902439024" calcext:value-type="float">
            <text:p>10.0244</text:p>
          </table:table-cell>
          <table:table-cell table:formula="of:=[.E9]/[.D9]" office:value-type="float" office:value="0.831983805668012" calcext:value-type="float">
            <text:p>0.8320</text:p>
          </table:table-cell>
        </table:table-row>
        <table:table-row table:style-name="ro1">
          <table:table-cell/>
          <table:table-cell office:value-type="string" calcext:value-type="string">
            <text:p>a025</text:p>
          </table:table-cell>
          <table:table-cell office:value-type="float" office:value="0.145098039215686" calcext:value-type="float">
            <text:p>0.1451</text:p>
          </table:table-cell>
          <table:table-cell office:value-type="float" office:value="6.13513513513514" calcext:value-type="float">
            <text:p>6.1351</text:p>
          </table:table-cell>
          <table:table-cell office:value-type="float" office:value="4.72972972972973" calcext:value-type="float">
            <text:p>4.7297</text:p>
          </table:table-cell>
          <table:table-cell table:formula="of:=[.E10]/[.D10]" office:value-type="float" office:value="0.770925110132158" calcext:value-type="float">
            <text:p>0.7709</text:p>
          </table:table-cell>
        </table:table-row>
        <table:table-row table:style-name="ro1">
          <table:table-cell/>
          <table:table-cell office:value-type="string" calcext:value-type="string">
            <text:p>a035</text:p>
          </table:table-cell>
          <table:table-cell office:value-type="float" office:value="0.188235294117647" calcext:value-type="float">
            <text:p>0.1882</text:p>
          </table:table-cell>
          <table:table-cell office:value-type="float" office:value="7.81578947368421" calcext:value-type="float">
            <text:p>7.8158</text:p>
          </table:table-cell>
          <table:table-cell office:value-type="float" office:value="5.52631578947368" calcext:value-type="float">
            <text:p>5.5263</text:p>
          </table:table-cell>
          <table:table-cell table:formula="of:=[.E11]/[.D11]" office:value-type="float" office:value="0.707070707070707" calcext:value-type="float">
            <text:p>0.7071</text:p>
          </table:table-cell>
        </table:table-row>
        <table:table-row table:style-name="ro1">
          <table:table-cell/>
          <table:table-cell office:value-type="string" calcext:value-type="string">
            <text:p>a045</text:p>
          </table:table-cell>
          <table:table-cell office:value-type="float" office:value="0.211764705882353" calcext:value-type="float">
            <text:p>0.2118</text:p>
          </table:table-cell>
          <table:table-cell table:number-columns-repeated="2" office:value-type="float" office:value="5.65217391304348" calcext:value-type="float">
            <text:p>5.6522</text:p>
          </table:table-cell>
          <table:table-cell table:formula="of:=[.E12]/[.D12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a055</text:p>
          </table:table-cell>
          <table:table-cell office:value-type="float" office:value="0.235294117647059" calcext:value-type="float">
            <text:p>0.2353</text:p>
          </table:table-cell>
          <table:table-cell office:value-type="float" office:value="10.3333333333333" calcext:value-type="float">
            <text:p>10.3333</text:p>
          </table:table-cell>
          <table:table-cell office:value-type="float" office:value="8.69047619047619" calcext:value-type="float">
            <text:p>8.6905</text:p>
          </table:table-cell>
          <table:table-cell table:formula="of:=[.E13]/[.D13]" office:value-type="float" office:value="0.841013824884795" calcext:value-type="float">
            <text:p>0.8410</text:p>
          </table:table-cell>
        </table:table-row>
        <table:table-row table:style-name="ro1">
          <table:table-cell/>
          <table:table-cell office:value-type="string" calcext:value-type="string">
            <text:p>a065</text:p>
          </table:table-cell>
          <table:table-cell office:value-type="float" office:value="0.243137254901961" calcext:value-type="float">
            <text:p>0.2431</text:p>
          </table:table-cell>
          <table:table-cell office:value-type="float" office:value="9.64102564102564" calcext:value-type="float">
            <text:p>9.6410</text:p>
          </table:table-cell>
          <table:table-cell office:value-type="float" office:value="7.69230769230769" calcext:value-type="float">
            <text:p>7.6923</text:p>
          </table:table-cell>
          <table:table-cell table:formula="of:=[.E14]/[.D14]" office:value-type="float" office:value="0.797872340425532" calcext:value-type="float">
            <text:p>0.7979</text:p>
          </table:table-cell>
        </table:table-row>
        <table:table-row table:style-name="ro1">
          <table:table-cell/>
          <table:table-cell office:value-type="string" calcext:value-type="string">
            <text:p>a085</text:p>
          </table:table-cell>
          <table:table-cell office:value-type="float" office:value="0.156862745098039" calcext:value-type="float">
            <text:p>0.1569</text:p>
          </table:table-cell>
          <table:table-cell office:value-type="float" office:value="6.88235294117647" calcext:value-type="float">
            <text:p>6.8824</text:p>
          </table:table-cell>
          <table:table-cell office:value-type="float" office:value="6" calcext:value-type="float">
            <text:p>6.0000</text:p>
          </table:table-cell>
          <table:table-cell table:formula="of:=[.E15]/[.D15]" office:value-type="float" office:value="0.871794871794872" calcext:value-type="float">
            <text:p>0.8718</text:p>
          </table:table-cell>
        </table:table-row>
        <table:table-row table:style-name="ro1">
          <table:table-cell/>
          <table:table-cell office:value-type="string" calcext:value-type="string">
            <text:p>a105</text:p>
          </table:table-cell>
          <table:table-cell office:value-type="float" office:value="0.172549019607843" calcext:value-type="float">
            <text:p>0.1725</text:p>
          </table:table-cell>
          <table:table-cell office:value-type="float" office:value="7.2" calcext:value-type="float">
            <text:p>7.2000</text:p>
          </table:table-cell>
          <table:table-cell office:value-type="float" office:value="6.02857142857143" calcext:value-type="float">
            <text:p>6.0286</text:p>
          </table:table-cell>
          <table:table-cell table:formula="of:=[.E16]/[.D16]" office:value-type="float" office:value="0.837301587301588" calcext:value-type="float">
            <text:p>0.8373</text:p>
          </table:table-cell>
        </table:table-row>
        <table:table-row table:style-name="ro1">
          <table:table-cell/>
          <table:table-cell office:value-type="string" calcext:value-type="string">
            <text:p>a115</text:p>
          </table:table-cell>
          <table:table-cell office:value-type="float" office:value="0.313725490196078" calcext:value-type="float">
            <text:p>0.3137</text:p>
          </table:table-cell>
          <table:table-cell office:value-type="float" office:value="7.82352941176471" calcext:value-type="float">
            <text:p>7.8235</text:p>
          </table:table-cell>
          <table:table-cell office:value-type="float" office:value="7.05882352941176" calcext:value-type="float">
            <text:p>7.0588</text:p>
          </table:table-cell>
          <table:table-cell table:formula="of:=[.E17]/[.D17]" office:value-type="float" office:value="0.902255639097743" calcext:value-type="float">
            <text:p>0.9023</text:p>
          </table:table-cell>
        </table:table-row>
        <table:table-row table:style-name="ro1">
          <table:table-cell/>
          <table:table-cell office:value-type="string" calcext:value-type="string">
            <text:p>b001</text:p>
          </table:table-cell>
          <table:table-cell office:value-type="float" office:value="0.180392156862745" calcext:value-type="float">
            <text:p>0.1804</text:p>
          </table:table-cell>
          <table:table-cell table:number-columns-repeated="2" office:value-type="float" office:value="5.5952380952381" calcext:value-type="float">
            <text:p>5.5952</text:p>
          </table:table-cell>
          <table:table-cell table:formula="of:=[.E18]/[.D18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002</text:p>
          </table:table-cell>
          <table:table-cell office:value-type="float" office:value="0.270588235294118" calcext:value-type="float">
            <text:p>0.2706</text:p>
          </table:table-cell>
          <table:table-cell office:value-type="float" office:value="7.33333333333333" calcext:value-type="float">
            <text:p>7.3333</text:p>
          </table:table-cell>
          <table:table-cell office:value-type="float" office:value="5.04761904761905" calcext:value-type="float">
            <text:p>5.0476</text:p>
          </table:table-cell>
          <table:table-cell table:formula="of:=[.E19]/[.D19]" office:value-type="float" office:value="0.688311688311689" calcext:value-type="float">
            <text:p>0.6883</text:p>
          </table:table-cell>
        </table:table-row>
        <table:table-row table:style-name="ro1">
          <table:table-cell/>
          <table:table-cell office:value-type="string" calcext:value-type="string">
            <text:p>b003</text:p>
          </table:table-cell>
          <table:table-cell office:value-type="float" office:value="0.32156862745098" calcext:value-type="float">
            <text:p>0.3216</text:p>
          </table:table-cell>
          <table:table-cell office:value-type="float" office:value="10.547619047619" calcext:value-type="float">
            <text:p>10.5476</text:p>
          </table:table-cell>
          <table:table-cell office:value-type="float" office:value="8.04761904761905" calcext:value-type="float">
            <text:p>8.0476</text:p>
          </table:table-cell>
          <table:table-cell table:formula="of:=[.E20]/[.D20]" office:value-type="float" office:value="0.762979683972916" calcext:value-type="float">
            <text:p>0.7630</text:p>
          </table:table-cell>
        </table:table-row>
        <table:table-row table:style-name="ro1">
          <table:table-cell/>
          <table:table-cell office:value-type="string" calcext:value-type="string">
            <text:p>b004</text:p>
          </table:table-cell>
          <table:table-cell office:value-type="float" office:value="0.168627450980392" calcext:value-type="float">
            <text:p>0.1686</text:p>
          </table:table-cell>
          <table:table-cell office:value-type="float" office:value="21.8809523809524" calcext:value-type="float">
            <text:p>21.8810</text:p>
          </table:table-cell>
          <table:table-cell office:value-type="float" office:value="20.4047619047619" calcext:value-type="float">
            <text:p>20.4048</text:p>
          </table:table-cell>
          <table:table-cell table:formula="of:=[.E21]/[.D21]" office:value-type="float" office:value="0.932535364526658" calcext:value-type="float">
            <text:p>0.9325</text:p>
          </table:table-cell>
        </table:table-row>
        <table:table-row table:style-name="ro1">
          <table:table-cell/>
          <table:table-cell office:value-type="string" calcext:value-type="string">
            <text:p>b005</text:p>
          </table:table-cell>
          <table:table-cell office:value-type="float" office:value="0.2" calcext:value-type="float">
            <text:p>0.2000</text:p>
          </table:table-cell>
          <table:table-cell office:value-type="float" office:value="18.1190476190476" calcext:value-type="float">
            <text:p>18.1190</text:p>
          </table:table-cell>
          <table:table-cell office:value-type="float" office:value="15.5714285714286" calcext:value-type="float">
            <text:p>15.5714</text:p>
          </table:table-cell>
          <table:table-cell table:formula="of:=[.E22]/[.D22]" office:value-type="float" office:value="0.859395532194483" calcext:value-type="float">
            <text:p>0.8594</text:p>
          </table:table-cell>
        </table:table-row>
        <table:table-row table:style-name="ro1">
          <table:table-cell/>
          <table:table-cell office:value-type="string" calcext:value-type="string">
            <text:p>b006</text:p>
          </table:table-cell>
          <table:table-cell office:value-type="float" office:value="0.231372549019608" calcext:value-type="float">
            <text:p>0.2314</text:p>
          </table:table-cell>
          <table:table-cell office:value-type="float" office:value="9.14285714285714" calcext:value-type="float">
            <text:p>9.1429</text:p>
          </table:table-cell>
          <table:table-cell office:value-type="float" office:value="7.33333333333333" calcext:value-type="float">
            <text:p>7.3333</text:p>
          </table:table-cell>
          <table:table-cell table:formula="of:=[.E23]/[.D23]" office:value-type="float" office:value="0.802083333333333" calcext:value-type="float">
            <text:p>0.8021</text:p>
          </table:table-cell>
        </table:table-row>
        <table:table-row table:style-name="ro1">
          <table:table-cell/>
          <table:table-cell office:value-type="string" calcext:value-type="string">
            <text:p>b007</text:p>
          </table:table-cell>
          <table:table-cell office:value-type="float" office:value="0.290196078431373" calcext:value-type="float">
            <text:p>0.2902</text:p>
          </table:table-cell>
          <table:table-cell office:value-type="float" office:value="11.9761904761905" calcext:value-type="float">
            <text:p>11.9762</text:p>
          </table:table-cell>
          <table:table-cell office:value-type="float" office:value="8.73809523809524" calcext:value-type="float">
            <text:p>8.7381</text:p>
          </table:table-cell>
          <table:table-cell table:formula="of:=[.E24]/[.D24]" office:value-type="float" office:value="0.729622266401589" calcext:value-type="float">
            <text:p>0.7296</text:p>
          </table:table-cell>
        </table:table-row>
        <table:table-row table:style-name="ro1">
          <table:table-cell/>
          <table:table-cell office:value-type="string" calcext:value-type="string">
            <text:p>b008</text:p>
          </table:table-cell>
          <table:table-cell office:value-type="float" office:value="0.0901960784313726" calcext:value-type="float">
            <text:p>0.0902</text:p>
          </table:table-cell>
          <table:table-cell table:number-columns-repeated="2" office:value-type="float" office:value="9.64285714285714" calcext:value-type="float">
            <text:p>9.6429</text:p>
          </table:table-cell>
          <table:table-cell table:formula="of:=[.E25]/[.D25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009</text:p>
          </table:table-cell>
          <table:table-cell office:value-type="float" office:value="0.2" calcext:value-type="float">
            <text:p>0.2000</text:p>
          </table:table-cell>
          <table:table-cell office:value-type="float" office:value="10.1428571428571" calcext:value-type="float">
            <text:p>10.1429</text:p>
          </table:table-cell>
          <table:table-cell office:value-type="float" office:value="9.07142857142857" calcext:value-type="float">
            <text:p>9.0714</text:p>
          </table:table-cell>
          <table:table-cell table:formula="of:=[.E26]/[.D26]" office:value-type="float" office:value="0.894366197183102" calcext:value-type="float">
            <text:p>0.8944</text:p>
          </table:table-cell>
        </table:table-row>
        <table:table-row table:style-name="ro1">
          <table:table-cell/>
          <table:table-cell office:value-type="string" calcext:value-type="string">
            <text:p>b010</text:p>
          </table:table-cell>
          <table:table-cell office:value-type="float" office:value="0.137254901960784" calcext:value-type="float">
            <text:p>0.1373</text:p>
          </table:table-cell>
          <table:table-cell office:value-type="float" office:value="8.57142857142857" calcext:value-type="float">
            <text:p>8.5714</text:p>
          </table:table-cell>
          <table:table-cell office:value-type="float" office:value="4.61904761904762" calcext:value-type="float">
            <text:p>4.6190</text:p>
          </table:table-cell>
          <table:table-cell table:formula="of:=[.E27]/[.D27]" office:value-type="float" office:value="0.538888888888889" calcext:value-type="float">
            <text:p>0.5389</text:p>
          </table:table-cell>
        </table:table-row>
        <table:table-row table:style-name="ro1">
          <table:table-cell/>
          <table:table-cell office:value-type="string" calcext:value-type="string">
            <text:p>b011</text:p>
          </table:table-cell>
          <table:table-cell office:value-type="float" office:value="0.231372549019608" calcext:value-type="float">
            <text:p>0.2314</text:p>
          </table:table-cell>
          <table:table-cell office:value-type="float" office:value="12.9268292682927" calcext:value-type="float">
            <text:p>12.9268</text:p>
          </table:table-cell>
          <table:table-cell office:value-type="float" office:value="9.39024390243903" calcext:value-type="float">
            <text:p>9.3902</text:p>
          </table:table-cell>
          <table:table-cell table:formula="of:=[.E28]/[.D28]" office:value-type="float" office:value="0.726415094339622" calcext:value-type="float">
            <text:p>0.7264</text:p>
          </table:table-cell>
        </table:table-row>
        <table:table-row table:style-name="ro1">
          <table:table-cell/>
          <table:table-cell office:value-type="string" calcext:value-type="string">
            <text:p>b012</text:p>
          </table:table-cell>
          <table:table-cell office:value-type="float" office:value="0.470588235294118" calcext:value-type="float">
            <text:p>0.4706</text:p>
          </table:table-cell>
          <table:table-cell office:value-type="float" office:value="8.21951219512195" calcext:value-type="float">
            <text:p>8.2195</text:p>
          </table:table-cell>
          <table:table-cell office:value-type="float" office:value="3.82926829268293" calcext:value-type="float">
            <text:p>3.8293</text:p>
          </table:table-cell>
          <table:table-cell table:formula="of:=[.E29]/[.D29]" office:value-type="float" office:value="0.465875370919882" calcext:value-type="float">
            <text:p>0.4659</text:p>
          </table:table-cell>
        </table:table-row>
        <table:table-row table:style-name="ro1">
          <table:table-cell/>
          <table:table-cell office:value-type="string" calcext:value-type="string">
            <text:p>b013</text:p>
          </table:table-cell>
          <table:table-cell office:value-type="float" office:value="0.509803921568627" calcext:value-type="float">
            <text:p>0.5098</text:p>
          </table:table-cell>
          <table:table-cell office:value-type="float" office:value="5.70731707317073" calcext:value-type="float">
            <text:p>5.7073</text:p>
          </table:table-cell>
          <table:table-cell office:value-type="float" office:value="4.29268292682927" calcext:value-type="float">
            <text:p>4.2927</text:p>
          </table:table-cell>
          <table:table-cell table:formula="of:=[.E30]/[.D30]" office:value-type="float" office:value="0.752136752136753" calcext:value-type="float">
            <text:p>0.7521</text:p>
          </table:table-cell>
        </table:table-row>
        <table:table-row table:style-name="ro1">
          <table:table-cell/>
          <table:table-cell office:value-type="string" calcext:value-type="string">
            <text:p>b014</text:p>
          </table:table-cell>
          <table:table-cell office:value-type="float" office:value="0.482352941176471" calcext:value-type="float">
            <text:p>0.4824</text:p>
          </table:table-cell>
          <table:table-cell office:value-type="float" office:value="6.92682926829268" calcext:value-type="float">
            <text:p>6.9268</text:p>
          </table:table-cell>
          <table:table-cell office:value-type="float" office:value="6.02439024390244" calcext:value-type="float">
            <text:p>6.0244</text:p>
          </table:table-cell>
          <table:table-cell table:formula="of:=[.E31]/[.D31]" office:value-type="float" office:value="0.869718309859155" calcext:value-type="float">
            <text:p>0.8697</text:p>
          </table:table-cell>
        </table:table-row>
        <table:table-row table:style-name="ro1">
          <table:table-cell/>
          <table:table-cell office:value-type="string" calcext:value-type="string">
            <text:p>b016</text:p>
          </table:table-cell>
          <table:table-cell office:value-type="float" office:value="0.564705882352941" calcext:value-type="float">
            <text:p>0.5647</text:p>
          </table:table-cell>
          <table:table-cell office:value-type="float" office:value="7.48780487804878" calcext:value-type="float">
            <text:p>7.4878</text:p>
          </table:table-cell>
          <table:table-cell office:value-type="float" office:value="1.78048780487805" calcext:value-type="float">
            <text:p>1.7805</text:p>
          </table:table-cell>
          <table:table-cell table:formula="of:=[.E32]/[.D32]" office:value-type="float" office:value="0.237785016286645" calcext:value-type="float">
            <text:p>0.2378</text:p>
          </table:table-cell>
        </table:table-row>
        <table:table-row table:style-name="ro1">
          <table:table-cell/>
          <table:table-cell office:value-type="string" calcext:value-type="string">
            <text:p>b017</text:p>
          </table:table-cell>
          <table:table-cell office:value-type="float" office:value="0.180392156862745" calcext:value-type="float">
            <text:p>0.1804</text:p>
          </table:table-cell>
          <table:table-cell office:value-type="float" office:value="10.975" calcext:value-type="float">
            <text:p>10.9750</text:p>
          </table:table-cell>
          <table:table-cell office:value-type="float" office:value="9.875" calcext:value-type="float">
            <text:p>9.8750</text:p>
          </table:table-cell>
          <table:table-cell table:formula="of:=[.E33]/[.D33]" office:value-type="float" office:value="0.899772209567198" calcext:value-type="float">
            <text:p>0.8998</text:p>
          </table:table-cell>
        </table:table-row>
        <table:table-row table:style-name="ro1">
          <table:table-cell/>
          <table:table-cell office:value-type="string" calcext:value-type="string">
            <text:p>b018</text:p>
          </table:table-cell>
          <table:table-cell office:value-type="float" office:value="0.125490196078431" calcext:value-type="float">
            <text:p>0.1255</text:p>
          </table:table-cell>
          <table:table-cell table:number-columns-repeated="2" office:value-type="float" office:value="10.1219512195122" calcext:value-type="float">
            <text:p>10.1220</text:p>
          </table:table-cell>
          <table:table-cell table:formula="of:=[.E34]/[.D34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019</text:p>
          </table:table-cell>
          <table:table-cell office:value-type="float" office:value="0.282352941176471" calcext:value-type="float">
            <text:p>0.2824</text:p>
          </table:table-cell>
          <table:table-cell office:value-type="float" office:value="6.70731707317073" calcext:value-type="float">
            <text:p>6.7073</text:p>
          </table:table-cell>
          <table:table-cell office:value-type="float" office:value="5.97560975609756" calcext:value-type="float">
            <text:p>5.9756</text:p>
          </table:table-cell>
          <table:table-cell table:formula="of:=[.E35]/[.D35]" office:value-type="float" office:value="0.890909090909091" calcext:value-type="float">
            <text:p>0.8909</text:p>
          </table:table-cell>
        </table:table-row>
        <table:table-row table:style-name="ro1">
          <table:table-cell/>
          <table:table-cell office:value-type="string" calcext:value-type="string">
            <text:p>b020</text:p>
          </table:table-cell>
          <table:table-cell office:value-type="float" office:value="0.32156862745098" calcext:value-type="float">
            <text:p>0.3216</text:p>
          </table:table-cell>
          <table:table-cell office:value-type="float" office:value="13.8292682926829" calcext:value-type="float">
            <text:p>13.8293</text:p>
          </table:table-cell>
          <table:table-cell office:value-type="float" office:value="11.1219512195122" calcext:value-type="float">
            <text:p>11.1220</text:p>
          </table:table-cell>
          <table:table-cell table:formula="of:=[.E36]/[.D36]" office:value-type="float" office:value="0.804232804232806" calcext:value-type="float">
            <text:p>0.8042</text:p>
          </table:table-cell>
        </table:table-row>
        <table:table-row table:style-name="ro1">
          <table:table-cell/>
          <table:table-cell office:value-type="string" calcext:value-type="string">
            <text:p>b021</text:p>
          </table:table-cell>
          <table:table-cell office:value-type="float" office:value="0.156862745098039" calcext:value-type="float">
            <text:p>0.1569</text:p>
          </table:table-cell>
          <table:table-cell office:value-type="float" office:value="5.08333333333333" calcext:value-type="float">
            <text:p>5.0833</text:p>
          </table:table-cell>
          <table:table-cell office:value-type="float" office:value="4.27777777777778" calcext:value-type="float">
            <text:p>4.2778</text:p>
          </table:table-cell>
          <table:table-cell table:formula="of:=[.E37]/[.D37]" office:value-type="float" office:value="0.84153005464481" calcext:value-type="float">
            <text:p>0.8415</text:p>
          </table:table-cell>
        </table:table-row>
        <table:table-row table:style-name="ro1">
          <table:table-cell/>
          <table:table-cell office:value-type="string" calcext:value-type="string">
            <text:p>b022</text:p>
          </table:table-cell>
          <table:table-cell office:value-type="float" office:value="0.141176470588235" calcext:value-type="float">
            <text:p>0.1412</text:p>
          </table:table-cell>
          <table:table-cell office:value-type="float" office:value="7.27027027027027" calcext:value-type="float">
            <text:p>7.2703</text:p>
          </table:table-cell>
          <table:table-cell office:value-type="float" office:value="4.18918918918919" calcext:value-type="float">
            <text:p>4.1892</text:p>
          </table:table-cell>
          <table:table-cell table:formula="of:=[.E38]/[.D38]" office:value-type="float" office:value="0.576208178438662" calcext:value-type="float">
            <text:p>0.5762</text:p>
          </table:table-cell>
        </table:table-row>
        <table:table-row table:style-name="ro1">
          <table:table-cell/>
          <table:table-cell office:value-type="string" calcext:value-type="string">
            <text:p>b023</text:p>
          </table:table-cell>
          <table:table-cell office:value-type="float" office:value="0.32156862745098" calcext:value-type="float">
            <text:p>0.3216</text:p>
          </table:table-cell>
          <table:table-cell table:number-columns-repeated="2" office:value-type="float" office:value="7.43243243243243" calcext:value-type="float">
            <text:p>7.4324</text:p>
          </table:table-cell>
          <table:table-cell table:formula="of:=[.E39]/[.D39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024</text:p>
          </table:table-cell>
          <table:table-cell office:value-type="float" office:value="0.223529411764706" calcext:value-type="float">
            <text:p>0.2235</text:p>
          </table:table-cell>
          <table:table-cell office:value-type="float" office:value="8.7027027027027" calcext:value-type="float">
            <text:p>8.7027</text:p>
          </table:table-cell>
          <table:table-cell office:value-type="float" office:value="5.13513513513514" calcext:value-type="float">
            <text:p>5.1351</text:p>
          </table:table-cell>
          <table:table-cell table:formula="of:=[.E40]/[.D40]" office:value-type="float" office:value="0.590062111801243" calcext:value-type="float">
            <text:p>0.5901</text:p>
          </table:table-cell>
        </table:table-row>
        <table:table-row table:style-name="ro1">
          <table:table-cell/>
          <table:table-cell office:value-type="string" calcext:value-type="string">
            <text:p>b026</text:p>
          </table:table-cell>
          <table:table-cell office:value-type="float" office:value="0.423529411764706" calcext:value-type="float">
            <text:p>0.4235</text:p>
          </table:table-cell>
          <table:table-cell office:value-type="float" office:value="10.7027027027027" calcext:value-type="float">
            <text:p>10.7027</text:p>
          </table:table-cell>
          <table:table-cell office:value-type="float" office:value="6.24324324324324" calcext:value-type="float">
            <text:p>6.2432</text:p>
          </table:table-cell>
          <table:table-cell table:formula="of:=[.E41]/[.D41]" office:value-type="float" office:value="0.583333333333333" calcext:value-type="float">
            <text:p>0.5833</text:p>
          </table:table-cell>
        </table:table-row>
        <table:table-row table:style-name="ro1">
          <table:table-cell/>
          <table:table-cell office:value-type="string" calcext:value-type="string">
            <text:p>b027</text:p>
          </table:table-cell>
          <table:table-cell office:value-type="float" office:value="0.227450980392157" calcext:value-type="float">
            <text:p>0.2275</text:p>
          </table:table-cell>
          <table:table-cell office:value-type="float" office:value="12.2972972972973" calcext:value-type="float">
            <text:p>12.2973</text:p>
          </table:table-cell>
          <table:table-cell office:value-type="float" office:value="4.5945945945946" calcext:value-type="float">
            <text:p>4.5946</text:p>
          </table:table-cell>
          <table:table-cell table:formula="of:=[.E42]/[.D42]" office:value-type="float" office:value="0.373626373626374" calcext:value-type="float">
            <text:p>0.3736</text:p>
          </table:table-cell>
        </table:table-row>
        <table:table-row table:style-name="ro1">
          <table:table-cell/>
          <table:table-cell office:value-type="string" calcext:value-type="string">
            <text:p>b028</text:p>
          </table:table-cell>
          <table:table-cell office:value-type="float" office:value="0.309803921568627" calcext:value-type="float">
            <text:p>0.3098</text:p>
          </table:table-cell>
          <table:table-cell office:value-type="float" office:value="11.8918918918919" calcext:value-type="float">
            <text:p>11.8919</text:p>
          </table:table-cell>
          <table:table-cell office:value-type="float" office:value="9.97297297297297" calcext:value-type="float">
            <text:p>9.9730</text:p>
          </table:table-cell>
          <table:table-cell table:formula="of:=[.E43]/[.D43]" office:value-type="float" office:value="0.838636363636363" calcext:value-type="float">
            <text:p>0.8386</text:p>
          </table:table-cell>
        </table:table-row>
        <table:table-row table:style-name="ro1">
          <table:table-cell/>
          <table:table-cell office:value-type="string" calcext:value-type="string">
            <text:p>b029</text:p>
          </table:table-cell>
          <table:table-cell office:value-type="float" office:value="0.172549019607843" calcext:value-type="float">
            <text:p>0.1725</text:p>
          </table:table-cell>
          <table:table-cell office:value-type="float" office:value="10.9459459459459" calcext:value-type="float">
            <text:p>10.9459</text:p>
          </table:table-cell>
          <table:table-cell office:value-type="float" office:value="7.21621621621622" calcext:value-type="float">
            <text:p>7.2162</text:p>
          </table:table-cell>
          <table:table-cell table:formula="of:=[.E44]/[.D44]" office:value-type="float" office:value="0.659259259259262" calcext:value-type="float">
            <text:p>0.6593</text:p>
          </table:table-cell>
        </table:table-row>
        <table:table-row table:style-name="ro1">
          <table:table-cell/>
          <table:table-cell office:value-type="string" calcext:value-type="string">
            <text:p>b030</text:p>
          </table:table-cell>
          <table:table-cell office:value-type="float" office:value="0.286274509803922" calcext:value-type="float">
            <text:p>0.2863</text:p>
          </table:table-cell>
          <table:table-cell office:value-type="float" office:value="9.78378378378378" calcext:value-type="float">
            <text:p>9.7838</text:p>
          </table:table-cell>
          <table:table-cell office:value-type="float" office:value="6.75675675675676" calcext:value-type="float">
            <text:p>6.7568</text:p>
          </table:table-cell>
          <table:table-cell table:formula="of:=[.E45]/[.D45]" office:value-type="float" office:value="0.69060773480663" calcext:value-type="float">
            <text:p>0.6906</text:p>
          </table:table-cell>
        </table:table-row>
        <table:table-row table:style-name="ro1">
          <table:table-cell/>
          <table:table-cell office:value-type="string" calcext:value-type="string">
            <text:p>b031</text:p>
          </table:table-cell>
          <table:table-cell office:value-type="float" office:value="0.227450980392157" calcext:value-type="float">
            <text:p>0.2275</text:p>
          </table:table-cell>
          <table:table-cell office:value-type="float" office:value="7.60526315789474" calcext:value-type="float">
            <text:p>7.6053</text:p>
          </table:table-cell>
          <table:table-cell office:value-type="float" office:value="2.78947368421053" calcext:value-type="float">
            <text:p>2.7895</text:p>
          </table:table-cell>
          <table:table-cell table:formula="of:=[.E46]/[.D46]" office:value-type="float" office:value="0.366782006920416" calcext:value-type="float">
            <text:p>0.3668</text:p>
          </table:table-cell>
        </table:table-row>
        <table:table-row table:style-name="ro1">
          <table:table-cell/>
          <table:table-cell office:value-type="string" calcext:value-type="string">
            <text:p>b032</text:p>
          </table:table-cell>
          <table:table-cell office:value-type="float" office:value="0.133333333333333" calcext:value-type="float">
            <text:p>0.1333</text:p>
          </table:table-cell>
          <table:table-cell office:value-type="float" office:value="6.55263157894737" calcext:value-type="float">
            <text:p>6.5526</text:p>
          </table:table-cell>
          <table:table-cell office:value-type="float" office:value="5.36842105263158" calcext:value-type="float">
            <text:p>5.3684</text:p>
          </table:table-cell>
          <table:table-cell table:formula="of:=[.E47]/[.D47]" office:value-type="float" office:value="0.819277108433735" calcext:value-type="float">
            <text:p>0.8193</text:p>
          </table:table-cell>
        </table:table-row>
        <table:table-row table:style-name="ro1">
          <table:table-cell/>
          <table:table-cell office:value-type="string" calcext:value-type="string">
            <text:p>b033</text:p>
          </table:table-cell>
          <table:table-cell office:value-type="float" office:value="0.192156862745098" calcext:value-type="float">
            <text:p>0.1922</text:p>
          </table:table-cell>
          <table:table-cell office:value-type="float" office:value="7.42105263157895" calcext:value-type="float">
            <text:p>7.4211</text:p>
          </table:table-cell>
          <table:table-cell office:value-type="float" office:value="5.60526315789474" calcext:value-type="float">
            <text:p>5.6053</text:p>
          </table:table-cell>
          <table:table-cell table:formula="of:=[.E48]/[.D48]" office:value-type="float" office:value="0.75531914893617" calcext:value-type="float">
            <text:p>0.7553</text:p>
          </table:table-cell>
        </table:table-row>
        <table:table-row table:style-name="ro1">
          <table:table-cell/>
          <table:table-cell office:value-type="string" calcext:value-type="string">
            <text:p>b034</text:p>
          </table:table-cell>
          <table:table-cell office:value-type="float" office:value="0.16078431372549" calcext:value-type="float">
            <text:p>0.1608</text:p>
          </table:table-cell>
          <table:table-cell office:value-type="float" office:value="11.1842105263158" calcext:value-type="float">
            <text:p>11.1842</text:p>
          </table:table-cell>
          <table:table-cell office:value-type="float" office:value="7.05263157894737" calcext:value-type="float">
            <text:p>7.0526</text:p>
          </table:table-cell>
          <table:table-cell table:formula="of:=[.E49]/[.D49]" office:value-type="float" office:value="0.630588235294117" calcext:value-type="float">
            <text:p>0.6306</text:p>
          </table:table-cell>
        </table:table-row>
        <table:table-row table:style-name="ro1">
          <table:table-cell/>
          <table:table-cell office:value-type="string" calcext:value-type="string">
            <text:p>b036</text:p>
          </table:table-cell>
          <table:table-cell office:value-type="float" office:value="0.294117647058824" calcext:value-type="float">
            <text:p>0.2941</text:p>
          </table:table-cell>
          <table:table-cell office:value-type="float" office:value="12.9473684210526" calcext:value-type="float">
            <text:p>12.9474</text:p>
          </table:table-cell>
          <table:table-cell office:value-type="float" office:value="12.3421052631579" calcext:value-type="float">
            <text:p>12.3421</text:p>
          </table:table-cell>
          <table:table-cell table:formula="of:=[.E50]/[.D50]" office:value-type="float" office:value="0.953252032520328" calcext:value-type="float">
            <text:p>0.9533</text:p>
          </table:table-cell>
        </table:table-row>
        <table:table-row table:style-name="ro1">
          <table:table-cell/>
          <table:table-cell office:value-type="string" calcext:value-type="string">
            <text:p>b037</text:p>
          </table:table-cell>
          <table:table-cell office:value-type="float" office:value="0.176470588235294" calcext:value-type="float">
            <text:p>0.1765</text:p>
          </table:table-cell>
          <table:table-cell table:number-columns-repeated="2" office:value-type="float" office:value="10.9473684210526" calcext:value-type="float">
            <text:p>10.9474</text:p>
          </table:table-cell>
          <table:table-cell table:formula="of:=[.E51]/[.D51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038</text:p>
          </table:table-cell>
          <table:table-cell office:value-type="float" office:value="0.423529411764706" calcext:value-type="float">
            <text:p>0.4235</text:p>
          </table:table-cell>
          <table:table-cell office:value-type="float" office:value="10.0526315789474" calcext:value-type="float">
            <text:p>10.0526</text:p>
          </table:table-cell>
          <table:table-cell office:value-type="float" office:value="6.5" calcext:value-type="float">
            <text:p>6.5000</text:p>
          </table:table-cell>
          <table:table-cell table:formula="of:=[.E52]/[.D52]" office:value-type="float" office:value="0.646596858638741" calcext:value-type="float">
            <text:p>0.6466</text:p>
          </table:table-cell>
        </table:table-row>
        <table:table-row table:style-name="ro1">
          <table:table-cell/>
          <table:table-cell office:value-type="string" calcext:value-type="string">
            <text:p>b039</text:p>
          </table:table-cell>
          <table:table-cell office:value-type="float" office:value="0.270588235294118" calcext:value-type="float">
            <text:p>0.2706</text:p>
          </table:table-cell>
          <table:table-cell office:value-type="float" office:value="9.94736842105263" calcext:value-type="float">
            <text:p>9.9474</text:p>
          </table:table-cell>
          <table:table-cell office:value-type="float" office:value="7.44736842105263" calcext:value-type="float">
            <text:p>7.4474</text:p>
          </table:table-cell>
          <table:table-cell table:formula="of:=[.E53]/[.D53]" office:value-type="float" office:value="0.748677248677249" calcext:value-type="float">
            <text:p>0.7487</text:p>
          </table:table-cell>
        </table:table-row>
        <table:table-row table:style-name="ro1">
          <table:table-cell/>
          <table:table-cell office:value-type="string" calcext:value-type="string">
            <text:p>b040</text:p>
          </table:table-cell>
          <table:table-cell office:value-type="float" office:value="0.176470588235294" calcext:value-type="float">
            <text:p>0.1765</text:p>
          </table:table-cell>
          <table:table-cell office:value-type="float" office:value="7.57894736842105" calcext:value-type="float">
            <text:p>7.5789</text:p>
          </table:table-cell>
          <table:table-cell office:value-type="float" office:value="6.18421052631579" calcext:value-type="float">
            <text:p>6.1842</text:p>
          </table:table-cell>
          <table:table-cell table:formula="of:=[.E54]/[.D54]" office:value-type="float" office:value="0.815972222222223" calcext:value-type="float">
            <text:p>0.8160</text:p>
          </table:table-cell>
        </table:table-row>
        <table:table-row table:style-name="ro1">
          <table:table-cell/>
          <table:table-cell office:value-type="string" calcext:value-type="string">
            <text:p>b041</text:p>
          </table:table-cell>
          <table:table-cell office:value-type="float" office:value="0.462745098039216" calcext:value-type="float">
            <text:p>0.4627</text:p>
          </table:table-cell>
          <table:table-cell office:value-type="float" office:value="8.5" calcext:value-type="float">
            <text:p>8.5000</text:p>
          </table:table-cell>
          <table:table-cell office:value-type="float" office:value="6.84782608695652" calcext:value-type="float">
            <text:p>6.8478</text:p>
          </table:table-cell>
          <table:table-cell table:formula="of:=[.E55]/[.D55]" office:value-type="float" office:value="0.805626598465473" calcext:value-type="float">
            <text:p>0.8056</text:p>
          </table:table-cell>
        </table:table-row>
        <table:table-row table:style-name="ro1">
          <table:table-cell/>
          <table:table-cell office:value-type="string" calcext:value-type="string">
            <text:p>b042</text:p>
          </table:table-cell>
          <table:table-cell office:value-type="float" office:value="0.301960784313726" calcext:value-type="float">
            <text:p>0.3020</text:p>
          </table:table-cell>
          <table:table-cell office:value-type="float" office:value="8.54347826086956" calcext:value-type="float">
            <text:p>8.5435</text:p>
          </table:table-cell>
          <table:table-cell office:value-type="float" office:value="5.04347826086957" calcext:value-type="float">
            <text:p>5.0435</text:p>
          </table:table-cell>
          <table:table-cell table:formula="of:=[.E56]/[.D56]" office:value-type="float" office:value="0.590330788804072" calcext:value-type="float">
            <text:p>0.5903</text:p>
          </table:table-cell>
        </table:table-row>
        <table:table-row table:style-name="ro1">
          <table:table-cell/>
          <table:table-cell office:value-type="string" calcext:value-type="string">
            <text:p>b043</text:p>
          </table:table-cell>
          <table:table-cell office:value-type="float" office:value="0.235294117647059" calcext:value-type="float">
            <text:p>0.2353</text:p>
          </table:table-cell>
          <table:table-cell office:value-type="float" office:value="14.8695652173913" calcext:value-type="float">
            <text:p>14.8696</text:p>
          </table:table-cell>
          <table:table-cell office:value-type="float" office:value="13.1304347826087" calcext:value-type="float">
            <text:p>13.1304</text:p>
          </table:table-cell>
          <table:table-cell table:formula="of:=[.E57]/[.D57]" office:value-type="float" office:value="0.883040935672515" calcext:value-type="float">
            <text:p>0.8830</text:p>
          </table:table-cell>
        </table:table-row>
        <table:table-row table:style-name="ro1">
          <table:table-cell/>
          <table:table-cell office:value-type="string" calcext:value-type="string">
            <text:p>b044</text:p>
          </table:table-cell>
          <table:table-cell office:value-type="float" office:value="0.294117647058824" calcext:value-type="float">
            <text:p>0.2941</text:p>
          </table:table-cell>
          <table:table-cell office:value-type="float" office:value="11.5652173913043" calcext:value-type="float">
            <text:p>11.5652</text:p>
          </table:table-cell>
          <table:table-cell office:value-type="float" office:value="8.30434782608696" calcext:value-type="float">
            <text:p>8.3043</text:p>
          </table:table-cell>
          <table:table-cell table:formula="of:=[.E58]/[.D58]" office:value-type="float" office:value="0.718045112781958" calcext:value-type="float">
            <text:p>0.7180</text:p>
          </table:table-cell>
        </table:table-row>
        <table:table-row table:style-name="ro1">
          <table:table-cell/>
          <table:table-cell office:value-type="string" calcext:value-type="string">
            <text:p>b046</text:p>
          </table:table-cell>
          <table:table-cell office:value-type="float" office:value="0.168627450980392" calcext:value-type="float">
            <text:p>0.1686</text:p>
          </table:table-cell>
          <table:table-cell table:number-columns-repeated="2" office:value-type="float" office:value="17.4130434782609" calcext:value-type="float">
            <text:p>17.4130</text:p>
          </table:table-cell>
          <table:table-cell table:formula="of:=[.E59]/[.D59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047</text:p>
          </table:table-cell>
          <table:table-cell office:value-type="float" office:value="0.552941176470588" calcext:value-type="float">
            <text:p>0.5529</text:p>
          </table:table-cell>
          <table:table-cell office:value-type="float" office:value="10.8913043478261" calcext:value-type="float">
            <text:p>10.8913</text:p>
          </table:table-cell>
          <table:table-cell office:value-type="float" office:value="7.60869565217391" calcext:value-type="float">
            <text:p>7.6087</text:p>
          </table:table-cell>
          <table:table-cell table:formula="of:=[.E60]/[.D60]" office:value-type="float" office:value="0.698602794411177" calcext:value-type="float">
            <text:p>0.6986</text:p>
          </table:table-cell>
        </table:table-row>
        <table:table-row table:style-name="ro1">
          <table:table-cell/>
          <table:table-cell office:value-type="string" calcext:value-type="string">
            <text:p>b048</text:p>
          </table:table-cell>
          <table:table-cell office:value-type="float" office:value="0.427450980392157" calcext:value-type="float">
            <text:p>0.4275</text:p>
          </table:table-cell>
          <table:table-cell office:value-type="float" office:value="13.3913043478261" calcext:value-type="float">
            <text:p>13.3913</text:p>
          </table:table-cell>
          <table:table-cell office:value-type="float" office:value="8.5" calcext:value-type="float">
            <text:p>8.5000</text:p>
          </table:table-cell>
          <table:table-cell table:formula="of:=[.E61]/[.D61]" office:value-type="float" office:value="0.634740259740259" calcext:value-type="float">
            <text:p>0.6347</text:p>
          </table:table-cell>
        </table:table-row>
        <table:table-row table:style-name="ro1">
          <table:table-cell/>
          <table:table-cell office:value-type="string" calcext:value-type="string">
            <text:p>b049</text:p>
          </table:table-cell>
          <table:table-cell office:value-type="float" office:value="0.254901960784314" calcext:value-type="float">
            <text:p>0.2549</text:p>
          </table:table-cell>
          <table:table-cell office:value-type="float" office:value="8.91304347826087" calcext:value-type="float">
            <text:p>8.9130</text:p>
          </table:table-cell>
          <table:table-cell office:value-type="float" office:value="5.82608695652174" calcext:value-type="float">
            <text:p>5.8261</text:p>
          </table:table-cell>
          <table:table-cell table:formula="of:=[.E62]/[.D62]" office:value-type="float" office:value="0.653658536585366" calcext:value-type="float">
            <text:p>0.6537</text:p>
          </table:table-cell>
        </table:table-row>
        <table:table-row table:style-name="ro1">
          <table:table-cell/>
          <table:table-cell office:value-type="string" calcext:value-type="string">
            <text:p>b050</text:p>
          </table:table-cell>
          <table:table-cell office:value-type="float" office:value="0.423529411764706" calcext:value-type="float">
            <text:p>0.4235</text:p>
          </table:table-cell>
          <table:table-cell office:value-type="float" office:value="13.5652173913043" calcext:value-type="float">
            <text:p>13.5652</text:p>
          </table:table-cell>
          <table:table-cell office:value-type="float" office:value="6.69565217391304" calcext:value-type="float">
            <text:p>6.6957</text:p>
          </table:table-cell>
          <table:table-cell table:formula="of:=[.E63]/[.D63]" office:value-type="float" office:value="0.493589743589745" calcext:value-type="float">
            <text:p>0.4936</text:p>
          </table:table-cell>
        </table:table-row>
        <table:table-row table:style-name="ro1">
          <table:table-cell/>
          <table:table-cell office:value-type="string" calcext:value-type="string">
            <text:p>b051</text:p>
          </table:table-cell>
          <table:table-cell office:value-type="float" office:value="0.290196078431373" calcext:value-type="float">
            <text:p>0.2902</text:p>
          </table:table-cell>
          <table:table-cell office:value-type="float" office:value="9.47619047619048" calcext:value-type="float">
            <text:p>9.4762</text:p>
          </table:table-cell>
          <table:table-cell office:value-type="float" office:value="7.33333333333333" calcext:value-type="float">
            <text:p>7.3333</text:p>
          </table:table-cell>
          <table:table-cell table:formula="of:=[.E64]/[.D64]" office:value-type="float" office:value="0.773869346733668" calcext:value-type="float">
            <text:p>0.7739</text:p>
          </table:table-cell>
        </table:table-row>
        <table:table-row table:style-name="ro1">
          <table:table-cell/>
          <table:table-cell office:value-type="string" calcext:value-type="string">
            <text:p>b052</text:p>
          </table:table-cell>
          <table:table-cell office:value-type="float" office:value="0.219607843137255" calcext:value-type="float">
            <text:p>0.2196</text:p>
          </table:table-cell>
          <table:table-cell office:value-type="float" office:value="13.1904761904762" calcext:value-type="float">
            <text:p>13.1905</text:p>
          </table:table-cell>
          <table:table-cell office:value-type="float" office:value="7.73809523809524" calcext:value-type="float">
            <text:p>7.7381</text:p>
          </table:table-cell>
          <table:table-cell table:formula="of:=[.E65]/[.D65]" office:value-type="float" office:value="0.586642599277978" calcext:value-type="float">
            <text:p>0.5866</text:p>
          </table:table-cell>
        </table:table-row>
        <table:table-row table:style-name="ro1">
          <table:table-cell/>
          <table:table-cell office:value-type="string" calcext:value-type="string">
            <text:p>b053</text:p>
          </table:table-cell>
          <table:table-cell office:value-type="float" office:value="0.286274509803922" calcext:value-type="float">
            <text:p>0.2863</text:p>
          </table:table-cell>
          <table:table-cell office:value-type="float" office:value="14.2619047619048" calcext:value-type="float">
            <text:p>14.2619</text:p>
          </table:table-cell>
          <table:table-cell office:value-type="float" office:value="10.7380952380952" calcext:value-type="float">
            <text:p>10.7381</text:p>
          </table:table-cell>
          <table:table-cell table:formula="of:=[.E66]/[.D66]" office:value-type="float" office:value="0.752921535893151" calcext:value-type="float">
            <text:p>0.7529</text:p>
          </table:table-cell>
        </table:table-row>
        <table:table-row table:style-name="ro1">
          <table:table-cell/>
          <table:table-cell office:value-type="string" calcext:value-type="string">
            <text:p>b054</text:p>
          </table:table-cell>
          <table:table-cell office:value-type="float" office:value="0.266666666666667" calcext:value-type="float">
            <text:p>0.2667</text:p>
          </table:table-cell>
          <table:table-cell office:value-type="float" office:value="11.5" calcext:value-type="float">
            <text:p>11.5000</text:p>
          </table:table-cell>
          <table:table-cell office:value-type="float" office:value="7.54761904761905" calcext:value-type="float">
            <text:p>7.5476</text:p>
          </table:table-cell>
          <table:table-cell table:formula="of:=[.E67]/[.D67]" office:value-type="float" office:value="0.656314699792961" calcext:value-type="float">
            <text:p>0.6563</text:p>
          </table:table-cell>
        </table:table-row>
        <table:table-row table:style-name="ro1">
          <table:table-cell/>
          <table:table-cell office:value-type="string" calcext:value-type="string">
            <text:p>b056</text:p>
          </table:table-cell>
          <table:table-cell office:value-type="float" office:value="0.129411764705882" calcext:value-type="float">
            <text:p>0.1294</text:p>
          </table:table-cell>
          <table:table-cell office:value-type="float" office:value="12.7857142857143" calcext:value-type="float">
            <text:p>12.7857</text:p>
          </table:table-cell>
          <table:table-cell office:value-type="float" office:value="10.5238095238095" calcext:value-type="float">
            <text:p>10.5238</text:p>
          </table:table-cell>
          <table:table-cell table:formula="of:=[.E68]/[.D68]" office:value-type="float" office:value="0.823091247672251" calcext:value-type="float">
            <text:p>0.8231</text:p>
          </table:table-cell>
        </table:table-row>
        <table:table-row table:style-name="ro1">
          <table:table-cell/>
          <table:table-cell office:value-type="string" calcext:value-type="string">
            <text:p>b057</text:p>
          </table:table-cell>
          <table:table-cell office:value-type="float" office:value="0.231372549019608" calcext:value-type="float">
            <text:p>0.2314</text:p>
          </table:table-cell>
          <table:table-cell office:value-type="float" office:value="11.547619047619" calcext:value-type="float">
            <text:p>11.5476</text:p>
          </table:table-cell>
          <table:table-cell office:value-type="float" office:value="10.2619047619048" calcext:value-type="float">
            <text:p>10.2619</text:p>
          </table:table-cell>
          <table:table-cell table:formula="of:=[.E69]/[.D69]" office:value-type="float" office:value="0.88865979381444" calcext:value-type="float">
            <text:p>0.8887</text:p>
          </table:table-cell>
        </table:table-row>
        <table:table-row table:style-name="ro1">
          <table:table-cell/>
          <table:table-cell office:value-type="string" calcext:value-type="string">
            <text:p>b058</text:p>
          </table:table-cell>
          <table:table-cell office:value-type="float" office:value="0.117647058823529" calcext:value-type="float">
            <text:p>0.1176</text:p>
          </table:table-cell>
          <table:table-cell table:number-columns-repeated="2" office:value-type="float" office:value="10.8333333333333" calcext:value-type="float">
            <text:p>10.8333</text:p>
          </table:table-cell>
          <table:table-cell table:formula="of:=[.E70]/[.D70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059</text:p>
          </table:table-cell>
          <table:table-cell office:value-type="float" office:value="0.341176470588235" calcext:value-type="float">
            <text:p>0.3412</text:p>
          </table:table-cell>
          <table:table-cell office:value-type="float" office:value="19.4047619047619" calcext:value-type="float">
            <text:p>19.4048</text:p>
          </table:table-cell>
          <table:table-cell office:value-type="float" office:value="17.8809523809524" calcext:value-type="float">
            <text:p>17.8810</text:p>
          </table:table-cell>
          <table:table-cell table:formula="of:=[.E71]/[.D71]" office:value-type="float" office:value="0.921472392638038" calcext:value-type="float">
            <text:p>0.9215</text:p>
          </table:table-cell>
        </table:table-row>
        <table:table-row table:style-name="ro1">
          <table:table-cell/>
          <table:table-cell office:value-type="string" calcext:value-type="string">
            <text:p>b060</text:p>
          </table:table-cell>
          <table:table-cell office:value-type="float" office:value="0.423529411764706" calcext:value-type="float">
            <text:p>0.4235</text:p>
          </table:table-cell>
          <table:table-cell office:value-type="float" office:value="9.19047619047619" calcext:value-type="float">
            <text:p>9.1905</text:p>
          </table:table-cell>
          <table:table-cell office:value-type="float" office:value="4.54761904761905" calcext:value-type="float">
            <text:p>4.5476</text:p>
          </table:table-cell>
          <table:table-cell table:formula="of:=[.E72]/[.D72]" office:value-type="float" office:value="0.494818652849741" calcext:value-type="float">
            <text:p>0.4948</text:p>
          </table:table-cell>
        </table:table-row>
        <table:table-row table:style-name="ro1">
          <table:table-cell/>
          <table:table-cell office:value-type="string" calcext:value-type="string">
            <text:p>b061</text:p>
          </table:table-cell>
          <table:table-cell office:value-type="float" office:value="0.109803921568627" calcext:value-type="float">
            <text:p>0.1098</text:p>
          </table:table-cell>
          <table:table-cell office:value-type="float" office:value="7.1025641025641" calcext:value-type="float">
            <text:p>7.1026</text:p>
          </table:table-cell>
          <table:table-cell office:value-type="float" office:value="4.02564102564103" calcext:value-type="float">
            <text:p>4.0256</text:p>
          </table:table-cell>
          <table:table-cell table:formula="of:=[.E73]/[.D73]" office:value-type="float" office:value="0.566787003610109" calcext:value-type="float">
            <text:p>0.5668</text:p>
          </table:table-cell>
        </table:table-row>
        <table:table-row table:style-name="ro1">
          <table:table-cell/>
          <table:table-cell office:value-type="string" calcext:value-type="string">
            <text:p>b062</text:p>
          </table:table-cell>
          <table:table-cell office:value-type="float" office:value="0.266666666666667" calcext:value-type="float">
            <text:p>0.2667</text:p>
          </table:table-cell>
          <table:table-cell office:value-type="float" office:value="6.97435897435897" calcext:value-type="float">
            <text:p>6.9744</text:p>
          </table:table-cell>
          <table:table-cell office:value-type="float" office:value="5.64102564102564" calcext:value-type="float">
            <text:p>5.6410</text:p>
          </table:table-cell>
          <table:table-cell table:formula="of:=[.E74]/[.D74]" office:value-type="float" office:value="0.808823529411765" calcext:value-type="float">
            <text:p>0.8088</text:p>
          </table:table-cell>
        </table:table-row>
        <table:table-row table:style-name="ro1">
          <table:table-cell/>
          <table:table-cell office:value-type="string" calcext:value-type="string">
            <text:p>b063</text:p>
          </table:table-cell>
          <table:table-cell office:value-type="float" office:value="0.117647058823529" calcext:value-type="float">
            <text:p>0.1176</text:p>
          </table:table-cell>
          <table:table-cell office:value-type="float" office:value="7.1025641025641" calcext:value-type="float">
            <text:p>7.1026</text:p>
          </table:table-cell>
          <table:table-cell office:value-type="float" office:value="4.92307692307692" calcext:value-type="float">
            <text:p>4.9231</text:p>
          </table:table-cell>
          <table:table-cell table:formula="of:=[.E75]/[.D75]" office:value-type="float" office:value="0.693140794223826" calcext:value-type="float">
            <text:p>0.6931</text:p>
          </table:table-cell>
        </table:table-row>
        <table:table-row table:style-name="ro1">
          <table:table-cell/>
          <table:table-cell office:value-type="string" calcext:value-type="string">
            <text:p>b064</text:p>
          </table:table-cell>
          <table:table-cell office:value-type="float" office:value="0.176470588235294" calcext:value-type="float">
            <text:p>0.1765</text:p>
          </table:table-cell>
          <table:table-cell office:value-type="float" office:value="14.6923076923077" calcext:value-type="float">
            <text:p>14.6923</text:p>
          </table:table-cell>
          <table:table-cell office:value-type="float" office:value="10" calcext:value-type="float">
            <text:p>10.0000</text:p>
          </table:table-cell>
          <table:table-cell table:formula="of:=[.E76]/[.D76]" office:value-type="float" office:value="0.680628272251308" calcext:value-type="float">
            <text:p>0.6806</text:p>
          </table:table-cell>
        </table:table-row>
        <table:table-row table:style-name="ro1">
          <table:table-cell/>
          <table:table-cell office:value-type="string" calcext:value-type="string">
            <text:p>b066</text:p>
          </table:table-cell>
          <table:table-cell office:value-type="float" office:value="0.156862745098039" calcext:value-type="float">
            <text:p>0.1569</text:p>
          </table:table-cell>
          <table:table-cell office:value-type="float" office:value="8.56410256410256" calcext:value-type="float">
            <text:p>8.5641</text:p>
          </table:table-cell>
          <table:table-cell office:value-type="float" office:value="5.15384615384615" calcext:value-type="float">
            <text:p>5.1538</text:p>
          </table:table-cell>
          <table:table-cell table:formula="of:=[.E77]/[.D77]" office:value-type="float" office:value="0.601796407185629" calcext:value-type="float">
            <text:p>0.6018</text:p>
          </table:table-cell>
        </table:table-row>
        <table:table-row table:style-name="ro1">
          <table:table-cell/>
          <table:table-cell office:value-type="string" calcext:value-type="string">
            <text:p>b067</text:p>
          </table:table-cell>
          <table:table-cell office:value-type="float" office:value="0.490196078431373" calcext:value-type="float">
            <text:p>0.4902</text:p>
          </table:table-cell>
          <table:table-cell office:value-type="float" office:value="15.3076923076923" calcext:value-type="float">
            <text:p>15.3077</text:p>
          </table:table-cell>
          <table:table-cell office:value-type="float" office:value="6.8974358974359" calcext:value-type="float">
            <text:p>6.8974</text:p>
          </table:table-cell>
          <table:table-cell table:formula="of:=[.E78]/[.D78]" office:value-type="float" office:value="0.450586264656617" calcext:value-type="float">
            <text:p>0.4506</text:p>
          </table:table-cell>
        </table:table-row>
        <table:table-row table:style-name="ro1">
          <table:table-cell/>
          <table:table-cell office:value-type="string" calcext:value-type="string">
            <text:p>b068</text:p>
          </table:table-cell>
          <table:table-cell office:value-type="float" office:value="0.372549019607843" calcext:value-type="float">
            <text:p>0.3725</text:p>
          </table:table-cell>
          <table:table-cell office:value-type="float" office:value="8.23076923076923" calcext:value-type="float">
            <text:p>8.2308</text:p>
          </table:table-cell>
          <table:table-cell office:value-type="float" office:value="6.71794871794872" calcext:value-type="float">
            <text:p>6.7179</text:p>
          </table:table-cell>
          <table:table-cell table:formula="of:=[.E79]/[.D79]" office:value-type="float" office:value="0.816199376947041" calcext:value-type="float">
            <text:p>0.8162</text:p>
          </table:table-cell>
        </table:table-row>
        <table:table-row table:style-name="ro1">
          <table:table-cell/>
          <table:table-cell office:value-type="string" calcext:value-type="string">
            <text:p>b069</text:p>
          </table:table-cell>
          <table:table-cell office:value-type="float" office:value="0.113725490196078" calcext:value-type="float">
            <text:p>0.1137</text:p>
          </table:table-cell>
          <table:table-cell table:number-columns-repeated="2" office:value-type="float" office:value="6.43589743589744" calcext:value-type="float">
            <text:p>6.4359</text:p>
          </table:table-cell>
          <table:table-cell table:formula="of:=[.E80]/[.D80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070</text:p>
          </table:table-cell>
          <table:table-cell office:value-type="float" office:value="0.254901960784314" calcext:value-type="float">
            <text:p>0.2549</text:p>
          </table:table-cell>
          <table:table-cell office:value-type="float" office:value="10.7948717948718" calcext:value-type="float">
            <text:p>10.7949</text:p>
          </table:table-cell>
          <table:table-cell office:value-type="float" office:value="8.58974358974359" calcext:value-type="float">
            <text:p>8.5897</text:p>
          </table:table-cell>
          <table:table-cell table:formula="of:=[.E81]/[.D81]" office:value-type="float" office:value="0.795724465558194" calcext:value-type="float">
            <text:p>0.7957</text:p>
          </table:table-cell>
        </table:table-row>
        <table:table-row table:style-name="ro1">
          <table:table-cell/>
          <table:table-cell office:value-type="string" calcext:value-type="string">
            <text:p>b071</text:p>
          </table:table-cell>
          <table:table-cell office:value-type="float" office:value="0.172549019607843" calcext:value-type="float">
            <text:p>0.1725</text:p>
          </table:table-cell>
          <table:table-cell office:value-type="float" office:value="6.94594594594595" calcext:value-type="float">
            <text:p>6.9459</text:p>
          </table:table-cell>
          <table:table-cell office:value-type="float" office:value="5.21621621621622" calcext:value-type="float">
            <text:p>5.2162</text:p>
          </table:table-cell>
          <table:table-cell table:formula="of:=[.E82]/[.D82]" office:value-type="float" office:value="0.750972762645915" calcext:value-type="float">
            <text:p>0.7510</text:p>
          </table:table-cell>
        </table:table-row>
        <table:table-row table:style-name="ro1">
          <table:table-cell/>
          <table:table-cell office:value-type="string" calcext:value-type="string">
            <text:p>b072</text:p>
          </table:table-cell>
          <table:table-cell office:value-type="float" office:value="0.258823529411765" calcext:value-type="float">
            <text:p>0.2588</text:p>
          </table:table-cell>
          <table:table-cell office:value-type="float" office:value="15.7027027027027" calcext:value-type="float">
            <text:p>15.7027</text:p>
          </table:table-cell>
          <table:table-cell office:value-type="float" office:value="15.1081081081081" calcext:value-type="float">
            <text:p>15.1081</text:p>
          </table:table-cell>
          <table:table-cell table:formula="of:=[.E83]/[.D83]" office:value-type="float" office:value="0.962134251290877" calcext:value-type="float">
            <text:p>0.9621</text:p>
          </table:table-cell>
        </table:table-row>
        <table:table-row table:style-name="ro1">
          <table:table-cell/>
          <table:table-cell office:value-type="string" calcext:value-type="string">
            <text:p>b073</text:p>
          </table:table-cell>
          <table:table-cell office:value-type="float" office:value="0.0941176470588235" calcext:value-type="float">
            <text:p>0.0941</text:p>
          </table:table-cell>
          <table:table-cell table:number-columns-repeated="2" office:value-type="float" office:value="9.56756756756757" calcext:value-type="float">
            <text:p>9.5676</text:p>
          </table:table-cell>
          <table:table-cell table:formula="of:=[.E84]/[.D84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074</text:p>
          </table:table-cell>
          <table:table-cell office:value-type="float" office:value="0.282352941176471" calcext:value-type="float">
            <text:p>0.2824</text:p>
          </table:table-cell>
          <table:table-cell office:value-type="float" office:value="17.8648648648649" calcext:value-type="float">
            <text:p>17.8649</text:p>
          </table:table-cell>
          <table:table-cell office:value-type="float" office:value="14.4864864864865" calcext:value-type="float">
            <text:p>14.4865</text:p>
          </table:table-cell>
          <table:table-cell table:formula="of:=[.E85]/[.D85]" office:value-type="float" office:value="0.810892586989409" calcext:value-type="float">
            <text:p>0.8109</text:p>
          </table:table-cell>
        </table:table-row>
        <table:table-row table:style-name="ro1">
          <table:table-cell/>
          <table:table-cell office:value-type="string" calcext:value-type="string">
            <text:p>b075</text:p>
          </table:table-cell>
          <table:table-cell office:value-type="float" office:value="0.247058823529412" calcext:value-type="float">
            <text:p>0.2471</text:p>
          </table:table-cell>
          <table:table-cell office:value-type="float" office:value="11.3243243243243" calcext:value-type="float">
            <text:p>11.3243</text:p>
          </table:table-cell>
          <table:table-cell office:value-type="float" office:value="9.89189189189189" calcext:value-type="float">
            <text:p>9.8919</text:p>
          </table:table-cell>
          <table:table-cell table:formula="of:=[.E86]/[.D86]" office:value-type="float" office:value="0.873508353221959" calcext:value-type="float">
            <text:p>0.8735</text:p>
          </table:table-cell>
        </table:table-row>
        <table:table-row table:style-name="ro1">
          <table:table-cell/>
          <table:table-cell office:value-type="string" calcext:value-type="string">
            <text:p>b076</text:p>
          </table:table-cell>
          <table:table-cell office:value-type="float" office:value="0.164705882352941" calcext:value-type="float">
            <text:p>0.1647</text:p>
          </table:table-cell>
          <table:table-cell table:number-columns-repeated="2" office:value-type="float" office:value="6.56756756756757" calcext:value-type="float">
            <text:p>6.5676</text:p>
          </table:table-cell>
          <table:table-cell table:formula="of:=[.E87]/[.D87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077</text:p>
          </table:table-cell>
          <table:table-cell office:value-type="float" office:value="0.305882352941176" calcext:value-type="float">
            <text:p>0.3059</text:p>
          </table:table-cell>
          <table:table-cell office:value-type="float" office:value="9.94594594594595" calcext:value-type="float">
            <text:p>9.9459</text:p>
          </table:table-cell>
          <table:table-cell office:value-type="float" office:value="6.10810810810811" calcext:value-type="float">
            <text:p>6.1081</text:p>
          </table:table-cell>
          <table:table-cell table:formula="of:=[.E88]/[.D88]" office:value-type="float" office:value="0.614130434782609" calcext:value-type="float">
            <text:p>0.6141</text:p>
          </table:table-cell>
        </table:table-row>
        <table:table-row table:style-name="ro1">
          <table:table-cell/>
          <table:table-cell office:value-type="string" calcext:value-type="string">
            <text:p>b078</text:p>
          </table:table-cell>
          <table:table-cell office:value-type="float" office:value="0.392156862745098" calcext:value-type="float">
            <text:p>0.3922</text:p>
          </table:table-cell>
          <table:table-cell office:value-type="float" office:value="16.6756756756757" calcext:value-type="float">
            <text:p>16.6757</text:p>
          </table:table-cell>
          <table:table-cell office:value-type="float" office:value="15.4054054054054" calcext:value-type="float">
            <text:p>15.4054</text:p>
          </table:table-cell>
          <table:table-cell table:formula="of:=[.E89]/[.D89]" office:value-type="float" office:value="0.92382495948136" calcext:value-type="float">
            <text:p>0.9238</text:p>
          </table:table-cell>
        </table:table-row>
        <table:table-row table:style-name="ro1">
          <table:table-cell/>
          <table:table-cell office:value-type="string" calcext:value-type="string">
            <text:p>b079</text:p>
          </table:table-cell>
          <table:table-cell office:value-type="float" office:value="0.192156862745098" calcext:value-type="float">
            <text:p>0.1922</text:p>
          </table:table-cell>
          <table:table-cell table:number-columns-repeated="2" office:value-type="float" office:value="7.51351351351351" calcext:value-type="float">
            <text:p>7.5135</text:p>
          </table:table-cell>
          <table:table-cell table:formula="of:=[.E90]/[.D90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080</text:p>
          </table:table-cell>
          <table:table-cell office:value-type="float" office:value="0.274509803921569" calcext:value-type="float">
            <text:p>0.2745</text:p>
          </table:table-cell>
          <table:table-cell office:value-type="float" office:value="13.1891891891892" calcext:value-type="float">
            <text:p>13.1892</text:p>
          </table:table-cell>
          <table:table-cell office:value-type="float" office:value="9.81081081081081" calcext:value-type="float">
            <text:p>9.8108</text:p>
          </table:table-cell>
          <table:table-cell table:formula="of:=[.E91]/[.D91]" office:value-type="float" office:value="0.743852459016393" calcext:value-type="float">
            <text:p>0.7439</text:p>
          </table:table-cell>
        </table:table-row>
        <table:table-row table:style-name="ro1">
          <table:table-cell/>
          <table:table-cell office:value-type="string" calcext:value-type="string">
            <text:p>b081</text:p>
          </table:table-cell>
          <table:table-cell office:value-type="float" office:value="0.301960784313726" calcext:value-type="float">
            <text:p>0.3020</text:p>
          </table:table-cell>
          <table:table-cell office:value-type="float" office:value="6.91176470588235" calcext:value-type="float">
            <text:p>6.9118</text:p>
          </table:table-cell>
          <table:table-cell office:value-type="float" office:value="6.11764705882353" calcext:value-type="float">
            <text:p>6.1176</text:p>
          </table:table-cell>
          <table:table-cell table:formula="of:=[.E92]/[.D92]" office:value-type="float" office:value="0.885106382978724" calcext:value-type="float">
            <text:p>0.8851</text:p>
          </table:table-cell>
        </table:table-row>
        <table:table-row table:style-name="ro1">
          <table:table-cell/>
          <table:table-cell office:value-type="string" calcext:value-type="string">
            <text:p>b082</text:p>
          </table:table-cell>
          <table:table-cell office:value-type="float" office:value="0.392156862745098" calcext:value-type="float">
            <text:p>0.3922</text:p>
          </table:table-cell>
          <table:table-cell office:value-type="float" office:value="14.9117647058824" calcext:value-type="float">
            <text:p>14.9118</text:p>
          </table:table-cell>
          <table:table-cell office:value-type="float" office:value="7.26470588235294" calcext:value-type="float">
            <text:p>7.2647</text:p>
          </table:table-cell>
          <table:table-cell table:formula="of:=[.E93]/[.D93]" office:value-type="float" office:value="0.487179487179486" calcext:value-type="float">
            <text:p>0.4872</text:p>
          </table:table-cell>
        </table:table-row>
        <table:table-row table:style-name="ro1">
          <table:table-cell/>
          <table:table-cell office:value-type="string" calcext:value-type="string">
            <text:p>b083</text:p>
          </table:table-cell>
          <table:table-cell office:value-type="float" office:value="0.203921568627451" calcext:value-type="float">
            <text:p>0.2039</text:p>
          </table:table-cell>
          <table:table-cell office:value-type="float" office:value="10.3529411764706" calcext:value-type="float">
            <text:p>10.3529</text:p>
          </table:table-cell>
          <table:table-cell office:value-type="float" office:value="5.94117647058824" calcext:value-type="float">
            <text:p>5.9412</text:p>
          </table:table-cell>
          <table:table-cell table:formula="of:=[.E94]/[.D94]" office:value-type="float" office:value="0.573863636363636" calcext:value-type="float">
            <text:p>0.5739</text:p>
          </table:table-cell>
        </table:table-row>
        <table:table-row table:style-name="ro1">
          <table:table-cell/>
          <table:table-cell office:value-type="string" calcext:value-type="string">
            <text:p>b084</text:p>
          </table:table-cell>
          <table:table-cell office:value-type="float" office:value="0.388235294117647" calcext:value-type="float">
            <text:p>0.3882</text:p>
          </table:table-cell>
          <table:table-cell office:value-type="float" office:value="9.82352941176471" calcext:value-type="float">
            <text:p>9.8235</text:p>
          </table:table-cell>
          <table:table-cell office:value-type="float" office:value="7.91176470588235" calcext:value-type="float">
            <text:p>7.9118</text:p>
          </table:table-cell>
          <table:table-cell table:formula="of:=[.E95]/[.D95]" office:value-type="float" office:value="0.805389221556885" calcext:value-type="float">
            <text:p>0.8054</text:p>
          </table:table-cell>
        </table:table-row>
        <table:table-row table:style-name="ro1">
          <table:table-cell/>
          <table:table-cell office:value-type="string" calcext:value-type="string">
            <text:p>b086</text:p>
          </table:table-cell>
          <table:table-cell office:value-type="float" office:value="0.290196078431373" calcext:value-type="float">
            <text:p>0.2902</text:p>
          </table:table-cell>
          <table:table-cell office:value-type="float" office:value="7.94117647058824" calcext:value-type="float">
            <text:p>7.9412</text:p>
          </table:table-cell>
          <table:table-cell office:value-type="float" office:value="3.38235294117647" calcext:value-type="float">
            <text:p>3.3824</text:p>
          </table:table-cell>
          <table:table-cell table:formula="of:=[.E96]/[.D96]" office:value-type="float" office:value="0.425925925925926" calcext:value-type="float">
            <text:p>0.4259</text:p>
          </table:table-cell>
        </table:table-row>
        <table:table-row table:style-name="ro1">
          <table:table-cell/>
          <table:table-cell office:value-type="string" calcext:value-type="string">
            <text:p>b087</text:p>
          </table:table-cell>
          <table:table-cell office:value-type="float" office:value="0.227450980392157" calcext:value-type="float">
            <text:p>0.2275</text:p>
          </table:table-cell>
          <table:table-cell table:number-columns-repeated="2" office:value-type="float" office:value="11.6176470588235" calcext:value-type="float">
            <text:p>11.6176</text:p>
          </table:table-cell>
          <table:table-cell table:formula="of:=[.E97]/[.D97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088</text:p>
          </table:table-cell>
          <table:table-cell office:value-type="float" office:value="0.219607843137255" calcext:value-type="float">
            <text:p>0.2196</text:p>
          </table:table-cell>
          <table:table-cell office:value-type="float" office:value="9.47058823529412" calcext:value-type="float">
            <text:p>9.4706</text:p>
          </table:table-cell>
          <table:table-cell office:value-type="float" office:value="7.61764705882353" calcext:value-type="float">
            <text:p>7.6176</text:p>
          </table:table-cell>
          <table:table-cell table:formula="of:=[.E98]/[.D98]" office:value-type="float" office:value="0.804347826086956" calcext:value-type="float">
            <text:p>0.8043</text:p>
          </table:table-cell>
        </table:table-row>
        <table:table-row table:style-name="ro1">
          <table:table-cell/>
          <table:table-cell office:value-type="string" calcext:value-type="string">
            <text:p>b089</text:p>
          </table:table-cell>
          <table:table-cell office:value-type="float" office:value="0.215686274509804" calcext:value-type="float">
            <text:p>0.2157</text:p>
          </table:table-cell>
          <table:table-cell office:value-type="float" office:value="7.94117647058824" calcext:value-type="float">
            <text:p>7.9412</text:p>
          </table:table-cell>
          <table:table-cell office:value-type="float" office:value="7.08823529411765" calcext:value-type="float">
            <text:p>7.0882</text:p>
          </table:table-cell>
          <table:table-cell table:formula="of:=[.E99]/[.D99]" office:value-type="float" office:value="0.892592592592592" calcext:value-type="float">
            <text:p>0.8926</text:p>
          </table:table-cell>
        </table:table-row>
        <table:table-row table:style-name="ro1">
          <table:table-cell/>
          <table:table-cell office:value-type="string" calcext:value-type="string">
            <text:p>b090</text:p>
          </table:table-cell>
          <table:table-cell office:value-type="float" office:value="0.254901960784314" calcext:value-type="float">
            <text:p>0.2549</text:p>
          </table:table-cell>
          <table:table-cell office:value-type="float" office:value="7.20588235294118" calcext:value-type="float">
            <text:p>7.2059</text:p>
          </table:table-cell>
          <table:table-cell office:value-type="float" office:value="4.20588235294118" calcext:value-type="float">
            <text:p>4.2059</text:p>
          </table:table-cell>
          <table:table-cell table:formula="of:=[.E100]/[.D100]" office:value-type="float" office:value="0.583673469387755" calcext:value-type="float">
            <text:p>0.5837</text:p>
          </table:table-cell>
        </table:table-row>
        <table:table-row table:style-name="ro1">
          <table:table-cell/>
          <table:table-cell office:value-type="string" calcext:value-type="string">
            <text:p>b091</text:p>
          </table:table-cell>
          <table:table-cell office:value-type="float" office:value="0.298039215686274" calcext:value-type="float">
            <text:p>0.2980</text:p>
          </table:table-cell>
          <table:table-cell office:value-type="float" office:value="9.78378378378378" calcext:value-type="float">
            <text:p>9.7838</text:p>
          </table:table-cell>
          <table:table-cell office:value-type="float" office:value="7" calcext:value-type="float">
            <text:p>7.0000</text:p>
          </table:table-cell>
          <table:table-cell table:formula="of:=[.E101]/[.D101]" office:value-type="float" office:value="0.715469613259669" calcext:value-type="float">
            <text:p>0.7155</text:p>
          </table:table-cell>
        </table:table-row>
        <table:table-row table:style-name="ro1">
          <table:table-cell/>
          <table:table-cell office:value-type="string" calcext:value-type="string">
            <text:p>b092</text:p>
          </table:table-cell>
          <table:table-cell office:value-type="float" office:value="0.105882352941176" calcext:value-type="float">
            <text:p>0.1059</text:p>
          </table:table-cell>
          <table:table-cell table:number-columns-repeated="2" office:value-type="float" office:value="5.72972972972973" calcext:value-type="float">
            <text:p>5.7297</text:p>
          </table:table-cell>
          <table:table-cell table:formula="of:=[.E102]/[.D102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093</text:p>
          </table:table-cell>
          <table:table-cell office:value-type="float" office:value="0.192156862745098" calcext:value-type="float">
            <text:p>0.1922</text:p>
          </table:table-cell>
          <table:table-cell office:value-type="float" office:value="7.18918918918919" calcext:value-type="float">
            <text:p>7.1892</text:p>
          </table:table-cell>
          <table:table-cell office:value-type="float" office:value="4.81081081081081" calcext:value-type="float">
            <text:p>4.8108</text:p>
          </table:table-cell>
          <table:table-cell table:formula="of:=[.E103]/[.D103]" office:value-type="float" office:value="0.669172932330827" calcext:value-type="float">
            <text:p>0.6692</text:p>
          </table:table-cell>
        </table:table-row>
        <table:table-row table:style-name="ro1">
          <table:table-cell/>
          <table:table-cell office:value-type="string" calcext:value-type="string">
            <text:p>b094</text:p>
          </table:table-cell>
          <table:table-cell office:value-type="float" office:value="0.152941176470588" calcext:value-type="float">
            <text:p>0.1529</text:p>
          </table:table-cell>
          <table:table-cell table:number-columns-repeated="2" office:value-type="float" office:value="6.2972972972973" calcext:value-type="float">
            <text:p>6.2973</text:p>
          </table:table-cell>
          <table:table-cell table:formula="of:=[.E104]/[.D104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095</text:p>
          </table:table-cell>
          <table:table-cell office:value-type="float" office:value="0.341176470588235" calcext:value-type="float">
            <text:p>0.3412</text:p>
          </table:table-cell>
          <table:table-cell office:value-type="float" office:value="15.8648648648649" calcext:value-type="float">
            <text:p>15.8649</text:p>
          </table:table-cell>
          <table:table-cell office:value-type="float" office:value="14.972972972973" calcext:value-type="float">
            <text:p>14.9730</text:p>
          </table:table-cell>
          <table:table-cell table:formula="of:=[.E105]/[.D105]" office:value-type="float" office:value="0.943781942078364" calcext:value-type="float">
            <text:p>0.9438</text:p>
          </table:table-cell>
        </table:table-row>
        <table:table-row table:style-name="ro1">
          <table:table-cell/>
          <table:table-cell office:value-type="string" calcext:value-type="string">
            <text:p>b096</text:p>
          </table:table-cell>
          <table:table-cell office:value-type="float" office:value="0.16078431372549" calcext:value-type="float">
            <text:p>0.1608</text:p>
          </table:table-cell>
          <table:table-cell office:value-type="float" office:value="8.56756756756757" calcext:value-type="float">
            <text:p>8.5676</text:p>
          </table:table-cell>
          <table:table-cell office:value-type="float" office:value="7.86486486486487" calcext:value-type="float">
            <text:p>7.8649</text:p>
          </table:table-cell>
          <table:table-cell table:formula="of:=[.E106]/[.D106]" office:value-type="float" office:value="0.917981072555205" calcext:value-type="float">
            <text:p>0.9180</text:p>
          </table:table-cell>
        </table:table-row>
        <table:table-row table:style-name="ro1">
          <table:table-cell/>
          <table:table-cell office:value-type="string" calcext:value-type="string">
            <text:p>b097</text:p>
          </table:table-cell>
          <table:table-cell office:value-type="float" office:value="0.372549019607843" calcext:value-type="float">
            <text:p>0.3725</text:p>
          </table:table-cell>
          <table:table-cell office:value-type="float" office:value="11.5945945945946" calcext:value-type="float">
            <text:p>11.5946</text:p>
          </table:table-cell>
          <table:table-cell office:value-type="float" office:value="8.13513513513514" calcext:value-type="float">
            <text:p>8.1351</text:p>
          </table:table-cell>
          <table:table-cell table:formula="of:=[.E107]/[.D107]" office:value-type="float" office:value="0.701631701631702" calcext:value-type="float">
            <text:p>0.7016</text:p>
          </table:table-cell>
        </table:table-row>
        <table:table-row table:style-name="ro1">
          <table:table-cell/>
          <table:table-cell office:value-type="string" calcext:value-type="string">
            <text:p>b098</text:p>
          </table:table-cell>
          <table:table-cell office:value-type="float" office:value="0.6" calcext:value-type="float">
            <text:p>0.6000</text:p>
          </table:table-cell>
          <table:table-cell office:value-type="float" office:value="10.0810810810811" calcext:value-type="float">
            <text:p>10.0811</text:p>
          </table:table-cell>
          <table:table-cell office:value-type="float" office:value="6.35135135135135" calcext:value-type="float">
            <text:p>6.3514</text:p>
          </table:table-cell>
          <table:table-cell table:formula="of:=[.E108]/[.D108]" office:value-type="float" office:value="0.630026809651473" calcext:value-type="float">
            <text:p>0.6300</text:p>
          </table:table-cell>
        </table:table-row>
        <table:table-row table:style-name="ro1">
          <table:table-cell/>
          <table:table-cell office:value-type="string" calcext:value-type="string">
            <text:p>b099</text:p>
          </table:table-cell>
          <table:table-cell office:value-type="float" office:value="0.333333333333333" calcext:value-type="float">
            <text:p>0.3333</text:p>
          </table:table-cell>
          <table:table-cell office:value-type="float" office:value="12.4054054054054" calcext:value-type="float">
            <text:p>12.4054</text:p>
          </table:table-cell>
          <table:table-cell office:value-type="float" office:value="7.35135135135135" calcext:value-type="float">
            <text:p>7.3514</text:p>
          </table:table-cell>
          <table:table-cell table:formula="of:=[.E109]/[.D109]" office:value-type="float" office:value="0.592592592592593" calcext:value-type="float">
            <text:p>0.5926</text:p>
          </table:table-cell>
        </table:table-row>
        <table:table-row table:style-name="ro1">
          <table:table-cell/>
          <table:table-cell office:value-type="string" calcext:value-type="string">
            <text:p>b100</text:p>
          </table:table-cell>
          <table:table-cell office:value-type="float" office:value="0.407843137254902" calcext:value-type="float">
            <text:p>0.4078</text:p>
          </table:table-cell>
          <table:table-cell table:number-columns-repeated="2" office:value-type="float" office:value="41.4864864864865" calcext:value-type="float">
            <text:p>41.4865</text:p>
          </table:table-cell>
          <table:table-cell table:formula="of:=[.E110]/[.D110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101</text:p>
          </table:table-cell>
          <table:table-cell office:value-type="float" office:value="0.337254901960784" calcext:value-type="float">
            <text:p>0.3373</text:p>
          </table:table-cell>
          <table:table-cell table:number-columns-repeated="2" office:value-type="float" office:value="6.54285714285714" calcext:value-type="float">
            <text:p>6.5429</text:p>
          </table:table-cell>
          <table:table-cell table:formula="of:=[.E111]/[.D111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102</text:p>
          </table:table-cell>
          <table:table-cell office:value-type="float" office:value="0.266666666666667" calcext:value-type="float">
            <text:p>0.2667</text:p>
          </table:table-cell>
          <table:table-cell office:value-type="float" office:value="16.5428571428571" calcext:value-type="float">
            <text:p>16.5429</text:p>
          </table:table-cell>
          <table:table-cell office:value-type="float" office:value="12.0857142857143" calcext:value-type="float">
            <text:p>12.0857</text:p>
          </table:table-cell>
          <table:table-cell table:formula="of:=[.E112]/[.D112]" office:value-type="float" office:value="0.730569948186531" calcext:value-type="float">
            <text:p>0.7306</text:p>
          </table:table-cell>
        </table:table-row>
        <table:table-row table:style-name="ro1">
          <table:table-cell/>
          <table:table-cell office:value-type="string" calcext:value-type="string">
            <text:p>b103</text:p>
          </table:table-cell>
          <table:table-cell office:value-type="float" office:value="0.403921568627451" calcext:value-type="float">
            <text:p>0.4039</text:p>
          </table:table-cell>
          <table:table-cell office:value-type="float" office:value="10.0857142857143" calcext:value-type="float">
            <text:p>10.0857</text:p>
          </table:table-cell>
          <table:table-cell office:value-type="float" office:value="7.6" calcext:value-type="float">
            <text:p>7.6000</text:p>
          </table:table-cell>
          <table:table-cell table:formula="of:=[.E113]/[.D113]" office:value-type="float" office:value="0.753541076487251" calcext:value-type="float">
            <text:p>0.7535</text:p>
          </table:table-cell>
        </table:table-row>
        <table:table-row table:style-name="ro1">
          <table:table-cell/>
          <table:table-cell office:value-type="string" calcext:value-type="string">
            <text:p>b104</text:p>
          </table:table-cell>
          <table:table-cell office:value-type="float" office:value="0.541176470588235" calcext:value-type="float">
            <text:p>0.5412</text:p>
          </table:table-cell>
          <table:table-cell office:value-type="float" office:value="7.25714285714286" calcext:value-type="float">
            <text:p>7.2571</text:p>
          </table:table-cell>
          <table:table-cell office:value-type="float" office:value="5.62857142857143" calcext:value-type="float">
            <text:p>5.6286</text:p>
          </table:table-cell>
          <table:table-cell table:formula="of:=[.E114]/[.D114]" office:value-type="float" office:value="0.775590551181102" calcext:value-type="float">
            <text:p>0.7756</text:p>
          </table:table-cell>
        </table:table-row>
        <table:table-row table:style-name="ro1">
          <table:table-cell/>
          <table:table-cell office:value-type="string" calcext:value-type="string">
            <text:p>b106</text:p>
          </table:table-cell>
          <table:table-cell office:value-type="float" office:value="0.337254901960784" calcext:value-type="float">
            <text:p>0.3373</text:p>
          </table:table-cell>
          <table:table-cell office:value-type="float" office:value="8.51428571428571" calcext:value-type="float">
            <text:p>8.5143</text:p>
          </table:table-cell>
          <table:table-cell office:value-type="float" office:value="5.14285714285714" calcext:value-type="float">
            <text:p>5.1429</text:p>
          </table:table-cell>
          <table:table-cell table:formula="of:=[.E115]/[.D115]" office:value-type="float" office:value="0.604026845637584" calcext:value-type="float">
            <text:p>0.6040</text:p>
          </table:table-cell>
        </table:table-row>
        <table:table-row table:style-name="ro1">
          <table:table-cell/>
          <table:table-cell office:value-type="string" calcext:value-type="string">
            <text:p>b107</text:p>
          </table:table-cell>
          <table:table-cell office:value-type="float" office:value="0.192156862745098" calcext:value-type="float">
            <text:p>0.1922</text:p>
          </table:table-cell>
          <table:table-cell office:value-type="float" office:value="7.02857142857143" calcext:value-type="float">
            <text:p>7.0286</text:p>
          </table:table-cell>
          <table:table-cell office:value-type="float" office:value="6.6" calcext:value-type="float">
            <text:p>6.6000</text:p>
          </table:table-cell>
          <table:table-cell table:formula="of:=[.E116]/[.D116]" office:value-type="float" office:value="0.939024390243902" calcext:value-type="float">
            <text:p>0.9390</text:p>
          </table:table-cell>
        </table:table-row>
        <table:table-row table:style-name="ro1">
          <table:table-cell/>
          <table:table-cell office:value-type="string" calcext:value-type="string">
            <text:p>b108</text:p>
          </table:table-cell>
          <table:table-cell office:value-type="float" office:value="0.125490196078431" calcext:value-type="float">
            <text:p>0.1255</text:p>
          </table:table-cell>
          <table:table-cell table:number-columns-repeated="2" office:value-type="float" office:value="4.08571428571429" calcext:value-type="float">
            <text:p>4.0857</text:p>
          </table:table-cell>
          <table:table-cell table:formula="of:=[.E117]/[.D117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109</text:p>
          </table:table-cell>
          <table:table-cell office:value-type="float" office:value="0.290196078431373" calcext:value-type="float">
            <text:p>0.2902</text:p>
          </table:table-cell>
          <table:table-cell table:number-columns-repeated="2" office:value-type="float" office:value="4.34285714285714" calcext:value-type="float">
            <text:p>4.3429</text:p>
          </table:table-cell>
          <table:table-cell table:formula="of:=[.E118]/[.D118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110</text:p>
          </table:table-cell>
          <table:table-cell office:value-type="float" office:value="0.298039215686274" calcext:value-type="float">
            <text:p>0.2980</text:p>
          </table:table-cell>
          <table:table-cell office:value-type="float" office:value="23.3428571428571" calcext:value-type="float">
            <text:p>23.3429</text:p>
          </table:table-cell>
          <table:table-cell office:value-type="float" office:value="18" calcext:value-type="float">
            <text:p>18.0000</text:p>
          </table:table-cell>
          <table:table-cell table:formula="of:=[.E119]/[.D119]" office:value-type="float" office:value="0.771113831089353" calcext:value-type="float">
            <text:p>0.7711</text:p>
          </table:table-cell>
        </table:table-row>
        <table:table-row table:style-name="ro1">
          <table:table-cell/>
          <table:table-cell office:value-type="string" calcext:value-type="string">
            <text:p>b111</text:p>
          </table:table-cell>
          <table:table-cell office:value-type="float" office:value="0.262745098039216" calcext:value-type="float">
            <text:p>0.2627</text:p>
          </table:table-cell>
          <table:table-cell office:value-type="float" office:value="13.1176470588235" calcext:value-type="float">
            <text:p>13.1176</text:p>
          </table:table-cell>
          <table:table-cell office:value-type="float" office:value="8.17647058823529" calcext:value-type="float">
            <text:p>8.1765</text:p>
          </table:table-cell>
          <table:table-cell table:formula="of:=[.E120]/[.D120]" office:value-type="float" office:value="0.623318385650225" calcext:value-type="float">
            <text:p>0.6233</text:p>
          </table:table-cell>
        </table:table-row>
        <table:table-row table:style-name="ro1">
          <table:table-cell/>
          <table:table-cell office:value-type="string" calcext:value-type="string">
            <text:p>b112</text:p>
          </table:table-cell>
          <table:table-cell office:value-type="float" office:value="0.27843137254902" calcext:value-type="float">
            <text:p>0.2784</text:p>
          </table:table-cell>
          <table:table-cell office:value-type="float" office:value="8.70588235294118" calcext:value-type="float">
            <text:p>8.7059</text:p>
          </table:table-cell>
          <table:table-cell office:value-type="float" office:value="5.85294117647059" calcext:value-type="float">
            <text:p>5.8529</text:p>
          </table:table-cell>
          <table:table-cell table:formula="of:=[.E121]/[.D121]" office:value-type="float" office:value="0.672297297297297" calcext:value-type="float">
            <text:p>0.6723</text:p>
          </table:table-cell>
        </table:table-row>
        <table:table-row table:style-name="ro1">
          <table:table-cell/>
          <table:table-cell office:value-type="string" calcext:value-type="string">
            <text:p>b113</text:p>
          </table:table-cell>
          <table:table-cell office:value-type="float" office:value="0.356862745098039" calcext:value-type="float">
            <text:p>0.3569</text:p>
          </table:table-cell>
          <table:table-cell office:value-type="float" office:value="11.6176470588235" calcext:value-type="float">
            <text:p>11.6176</text:p>
          </table:table-cell>
          <table:table-cell office:value-type="float" office:value="6.14705882352941" calcext:value-type="float">
            <text:p>6.1471</text:p>
          </table:table-cell>
          <table:table-cell table:formula="of:=[.E122]/[.D122]" office:value-type="float" office:value="0.529113924050634" calcext:value-type="float">
            <text:p>0.5291</text:p>
          </table:table-cell>
        </table:table-row>
        <table:table-row table:style-name="ro1">
          <table:table-cell/>
          <table:table-cell office:value-type="string" calcext:value-type="string">
            <text:p>b114</text:p>
          </table:table-cell>
          <table:table-cell office:value-type="float" office:value="0.266666666666667" calcext:value-type="float">
            <text:p>0.2667</text:p>
          </table:table-cell>
          <table:table-cell office:value-type="float" office:value="16.5" calcext:value-type="float">
            <text:p>16.5000</text:p>
          </table:table-cell>
          <table:table-cell office:value-type="float" office:value="14.0294117647059" calcext:value-type="float">
            <text:p>14.0294</text:p>
          </table:table-cell>
          <table:table-cell table:formula="of:=[.E123]/[.D123]" office:value-type="float" office:value="0.850267379679145" calcext:value-type="float">
            <text:p>0.8503</text:p>
          </table:table-cell>
        </table:table-row>
        <table:table-row table:style-name="ro1">
          <table:table-cell/>
          <table:table-cell office:value-type="string" calcext:value-type="string">
            <text:p>b116</text:p>
          </table:table-cell>
          <table:table-cell office:value-type="float" office:value="0.258823529411765" calcext:value-type="float">
            <text:p>0.2588</text:p>
          </table:table-cell>
          <table:table-cell office:value-type="float" office:value="13.6176470588235" calcext:value-type="float">
            <text:p>13.6176</text:p>
          </table:table-cell>
          <table:table-cell office:value-type="float" office:value="10.2352941176471" calcext:value-type="float">
            <text:p>10.2353</text:p>
          </table:table-cell>
          <table:table-cell table:formula="of:=[.E124]/[.D124]" office:value-type="float" office:value="0.751619870410372" calcext:value-type="float">
            <text:p>0.7516</text:p>
          </table:table-cell>
        </table:table-row>
        <table:table-row table:style-name="ro1">
          <table:table-cell/>
          <table:table-cell office:value-type="string" calcext:value-type="string">
            <text:p>b117</text:p>
          </table:table-cell>
          <table:table-cell office:value-type="float" office:value="0.152941176470588" calcext:value-type="float">
            <text:p>0.1529</text:p>
          </table:table-cell>
          <table:table-cell office:value-type="float" office:value="7" calcext:value-type="float">
            <text:p>7.0000</text:p>
          </table:table-cell>
          <table:table-cell office:value-type="float" office:value="6.29411764705882" calcext:value-type="float">
            <text:p>6.2941</text:p>
          </table:table-cell>
          <table:table-cell table:formula="of:=[.E125]/[.D125]" office:value-type="float" office:value="0.899159663865546" calcext:value-type="float">
            <text:p>0.8992</text:p>
          </table:table-cell>
        </table:table-row>
        <table:table-row table:style-name="ro1">
          <table:table-cell/>
          <table:table-cell office:value-type="string" calcext:value-type="string">
            <text:p>b118</text:p>
          </table:table-cell>
          <table:table-cell office:value-type="float" office:value="0.133333333333333" calcext:value-type="float">
            <text:p>0.1333</text:p>
          </table:table-cell>
          <table:table-cell office:value-type="float" office:value="7.79411764705882" calcext:value-type="float">
            <text:p>7.7941</text:p>
          </table:table-cell>
          <table:table-cell office:value-type="float" office:value="7.02941176470588" calcext:value-type="float">
            <text:p>7.0294</text:p>
          </table:table-cell>
          <table:table-cell table:formula="of:=[.E126]/[.D126]" office:value-type="float" office:value="0.90188679245283" calcext:value-type="float">
            <text:p>0.9019</text:p>
          </table:table-cell>
        </table:table-row>
        <table:table-row table:style-name="ro1">
          <table:table-cell/>
          <table:table-cell office:value-type="string" calcext:value-type="string">
            <text:p>b119</text:p>
          </table:table-cell>
          <table:table-cell office:value-type="float" office:value="0.262745098039216" calcext:value-type="float">
            <text:p>0.2627</text:p>
          </table:table-cell>
          <table:table-cell office:value-type="float" office:value="10.0882352941176" calcext:value-type="float">
            <text:p>10.0882</text:p>
          </table:table-cell>
          <table:table-cell office:value-type="float" office:value="8.02941176470588" calcext:value-type="float">
            <text:p>8.0294</text:p>
          </table:table-cell>
          <table:table-cell table:formula="of:=[.E127]/[.D127]" office:value-type="float" office:value="0.795918367346942" calcext:value-type="float">
            <text:p>0.7959</text:p>
          </table:table-cell>
        </table:table-row>
        <table:table-row table:style-name="ro1">
          <table:table-cell/>
          <table:table-cell office:value-type="string" calcext:value-type="string">
            <text:p>b120</text:p>
          </table:table-cell>
          <table:table-cell office:value-type="float" office:value="0.188235294117647" calcext:value-type="float">
            <text:p>0.1882</text:p>
          </table:table-cell>
          <table:table-cell office:value-type="float" office:value="9.61764705882353" calcext:value-type="float">
            <text:p>9.6176</text:p>
          </table:table-cell>
          <table:table-cell office:value-type="float" office:value="8.44117647058824" calcext:value-type="float">
            <text:p>8.4412</text:p>
          </table:table-cell>
          <table:table-cell table:formula="of:=[.E128]/[.D128]" office:value-type="float" office:value="0.877675840978594" calcext:value-type="float">
            <text:p>0.8777</text:p>
          </table:table-cell>
        </table:table-row>
        <table:table-row table:style-name="ro1">
          <table:table-cell/>
          <table:table-cell office:value-type="string" calcext:value-type="string">
            <text:p>b121</text:p>
          </table:table-cell>
          <table:table-cell office:value-type="float" office:value="0.258823529411765" calcext:value-type="float">
            <text:p>0.2588</text:p>
          </table:table-cell>
          <table:table-cell office:value-type="float" office:value="11.65" calcext:value-type="float">
            <text:p>11.6500</text:p>
          </table:table-cell>
          <table:table-cell office:value-type="float" office:value="9.025" calcext:value-type="float">
            <text:p>9.0250</text:p>
          </table:table-cell>
          <table:table-cell table:formula="of:=[.E129]/[.D129]" office:value-type="float" office:value="0.774678111587983" calcext:value-type="float">
            <text:p>0.7747</text:p>
          </table:table-cell>
        </table:table-row>
        <table:table-row table:style-name="ro1">
          <table:table-cell/>
          <table:table-cell office:value-type="string" calcext:value-type="string">
            <text:p>b122</text:p>
          </table:table-cell>
          <table:table-cell office:value-type="float" office:value="0.254901960784314" calcext:value-type="float">
            <text:p>0.2549</text:p>
          </table:table-cell>
          <table:table-cell office:value-type="float" office:value="7" calcext:value-type="float">
            <text:p>7.0000</text:p>
          </table:table-cell>
          <table:table-cell office:value-type="float" office:value="4.7" calcext:value-type="float">
            <text:p>4.7000</text:p>
          </table:table-cell>
          <table:table-cell table:formula="of:=[.E130]/[.D130]" office:value-type="float" office:value="0.671428571428571" calcext:value-type="float">
            <text:p>0.6714</text:p>
          </table:table-cell>
        </table:table-row>
        <table:table-row table:style-name="ro1">
          <table:table-cell/>
          <table:table-cell office:value-type="string" calcext:value-type="string">
            <text:p>b123</text:p>
          </table:table-cell>
          <table:table-cell office:value-type="float" office:value="0.180392156862745" calcext:value-type="float">
            <text:p>0.1804</text:p>
          </table:table-cell>
          <table:table-cell office:value-type="float" office:value="5" calcext:value-type="float">
            <text:p>5.0000</text:p>
          </table:table-cell>
          <table:table-cell office:value-type="float" office:value="4.2" calcext:value-type="float">
            <text:p>4.2000</text:p>
          </table:table-cell>
          <table:table-cell table:formula="of:=[.E131]/[.D131]" office:value-type="float" office:value="0.84" calcext:value-type="float">
            <text:p>0.8400</text:p>
          </table:table-cell>
        </table:table-row>
        <table:table-row table:style-name="ro1">
          <table:table-cell/>
          <table:table-cell office:value-type="string" calcext:value-type="string">
            <text:p>b124</text:p>
          </table:table-cell>
          <table:table-cell office:value-type="float" office:value="0.290196078431373" calcext:value-type="float">
            <text:p>0.2902</text:p>
          </table:table-cell>
          <table:table-cell office:value-type="float" office:value="11.875" calcext:value-type="float">
            <text:p>11.8750</text:p>
          </table:table-cell>
          <table:table-cell office:value-type="float" office:value="9.4" calcext:value-type="float">
            <text:p>9.4000</text:p>
          </table:table-cell>
          <table:table-cell table:formula="of:=[.E132]/[.D132]" office:value-type="float" office:value="0.791578947368421" calcext:value-type="float">
            <text:p>0.7916</text:p>
          </table:table-cell>
        </table:table-row>
        <table:table-row table:style-name="ro1">
          <table:table-cell/>
          <table:table-cell office:value-type="string" calcext:value-type="string">
            <text:p>b125</text:p>
          </table:table-cell>
          <table:table-cell office:value-type="float" office:value="0.407843137254902" calcext:value-type="float">
            <text:p>0.4078</text:p>
          </table:table-cell>
          <table:table-cell office:value-type="float" office:value="12.225" calcext:value-type="float">
            <text:p>12.2250</text:p>
          </table:table-cell>
          <table:table-cell office:value-type="float" office:value="10.325" calcext:value-type="float">
            <text:p>10.3250</text:p>
          </table:table-cell>
          <table:table-cell table:formula="of:=[.E133]/[.D133]" office:value-type="float" office:value="0.844580777096114" calcext:value-type="float">
            <text:p>0.8446</text:p>
          </table:table-cell>
        </table:table-row>
        <table:table-row table:style-name="ro1">
          <table:table-cell/>
          <table:table-cell office:value-type="string" calcext:value-type="string">
            <text:p>b126</text:p>
          </table:table-cell>
          <table:table-cell office:value-type="float" office:value="0.176470588235294" calcext:value-type="float">
            <text:p>0.1765</text:p>
          </table:table-cell>
          <table:table-cell office:value-type="float" office:value="9.575" calcext:value-type="float">
            <text:p>9.5750</text:p>
          </table:table-cell>
          <table:table-cell office:value-type="float" office:value="7.425" calcext:value-type="float">
            <text:p>7.4250</text:p>
          </table:table-cell>
          <table:table-cell table:formula="of:=[.E134]/[.D134]" office:value-type="float" office:value="0.775456919060052" calcext:value-type="float">
            <text:p>0.7755</text:p>
          </table:table-cell>
        </table:table-row>
        <table:table-row table:style-name="ro1">
          <table:table-cell/>
          <table:table-cell office:value-type="string" calcext:value-type="string">
            <text:p>b127</text:p>
          </table:table-cell>
          <table:table-cell office:value-type="float" office:value="0.235294117647059" calcext:value-type="float">
            <text:p>0.2353</text:p>
          </table:table-cell>
          <table:table-cell office:value-type="float" office:value="8.45" calcext:value-type="float">
            <text:p>8.4500</text:p>
          </table:table-cell>
          <table:table-cell office:value-type="float" office:value="7.025" calcext:value-type="float">
            <text:p>7.0250</text:p>
          </table:table-cell>
          <table:table-cell table:formula="of:=[.E135]/[.D135]" office:value-type="float" office:value="0.831360946745562" calcext:value-type="float">
            <text:p>0.8314</text:p>
          </table:table-cell>
        </table:table-row>
        <table:table-row table:style-name="ro1">
          <table:table-cell/>
          <table:table-cell office:value-type="string" calcext:value-type="string">
            <text:p>b128</text:p>
          </table:table-cell>
          <table:table-cell office:value-type="float" office:value="0.137254901960784" calcext:value-type="float">
            <text:p>0.1373</text:p>
          </table:table-cell>
          <table:table-cell table:number-columns-repeated="2" office:value-type="float" office:value="7.7" calcext:value-type="float">
            <text:p>7.7000</text:p>
          </table:table-cell>
          <table:table-cell table:formula="of:=[.E136]/[.D136]" office:value-type="float" office:value="1" calcext:value-type="float">
            <text:p>1.0000</text:p>
          </table:table-cell>
        </table:table-row>
        <table:table-row table:style-name="ro1">
          <table:table-cell/>
          <table:table-cell office:value-type="string" calcext:value-type="string">
            <text:p>b129</text:p>
          </table:table-cell>
          <table:table-cell office:value-type="float" office:value="0.215686274509804" calcext:value-type="float">
            <text:p>0.2157</text:p>
          </table:table-cell>
          <table:table-cell office:value-type="float" office:value="17.05" calcext:value-type="float">
            <text:p>17.0500</text:p>
          </table:table-cell>
          <table:table-cell office:value-type="float" office:value="14.325" calcext:value-type="float">
            <text:p>14.3250</text:p>
          </table:table-cell>
          <table:table-cell table:formula="of:=[.E137]/[.D137]" office:value-type="float" office:value="0.840175953079179" calcext:value-type="float">
            <text:p>0.8402</text:p>
          </table:table-cell>
        </table:table-row>
        <table:table-row table:style-name="ro1">
          <table:table-cell/>
          <table:table-cell office:value-type="string" calcext:value-type="string">
            <text:p>b130</text:p>
          </table:table-cell>
          <table:table-cell office:value-type="float" office:value="0.180392156862745" calcext:value-type="float">
            <text:p>0.1804</text:p>
          </table:table-cell>
          <table:table-cell office:value-type="float" office:value="9.65" calcext:value-type="float">
            <text:p>9.6500</text:p>
          </table:table-cell>
          <table:table-cell office:value-type="float" office:value="8.6" calcext:value-type="float">
            <text:p>8.6000</text:p>
          </table:table-cell>
          <table:table-cell table:formula="of:=[.E138]/[.D138]" office:value-type="float" office:value="0.89119170984456" calcext:value-type="float">
            <text:p>0.89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4" loext:min-decimal-places="4" number:min-integer-digits="1"/>
    </number:number-style>
    <number:number-style style:name="N110">
      <number:number number:decimal-places="0" loext:min-decimal-places="0" number:min-integer-digits="4"/>
    </number:number-style>
    <number:number-style style:name="N111">
      <number:number number:decimal-places="1" loext:min-decimal-places="1" number:min-integer-digits="1"/>
    </number:number-style>
    <number:number-style style:name="N10121" number:language="en" number:country="US">
      <number:number number:decimal-places="4" loext:min-decimal-places="4" number:min-integer-digits="1"/>
    </number:number-style>
    <number:number-style style:name="N10122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9:53:09.927555173</meta:creation-date>
    <dc:date>2019-04-24T09:53:34.973566754</dc:date>
    <meta:editing-duration>PT25S</meta:editing-duration>
    <meta:editing-cycles>1</meta:editing-cycles>
    <meta:document-statistic meta:table-count="1" meta:cell-count="668" meta:object-count="0"/>
    <meta:generator>LibreOffice/5.1.6.2$Linux_X86_64 LibreOffice_project/10m0$Build-2</meta:generator>
  </office:meta>
</office:document-meta>
</file>